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D00000045E6694C2EE4EBA4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Unicode" svg:font-family="'Lucida Sans Unicode'" style:font-family-generic="roman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4.482cm" fo:margin-left="-0.191cm" fo:margin-top="0cm" fo:margin-bottom="0cm" table:align="left" style:writing-mode="lr-tb"/>
    </style:style>
    <style:style style:name="Таблица1.A" style:family="table-column">
      <style:table-column-properties style:column-width="3.875cm"/>
    </style:style>
    <style:style style:name="Таблица1.B" style:family="table-column">
      <style:table-column-properties style:column-width="5.791cm"/>
    </style:style>
    <style:style style:name="Таблица1.C" style:family="table-column">
      <style:table-column-properties style:column-width="4.81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bottom" fo:background-color="transparent" style:border-line-width-left="0.018cm 0.018cm 0.018cm" fo:padding-left="0.191cm" fo:padding-right="0.191cm" fo:padding-top="0cm" fo:padding-bottom="0cm" fo:border-left="1.5pt double #000000" fo:border-right="0.5pt solid #000000" fo:border-top="0.5pt solid #000000" fo:border-bottom="0.5pt solid #000000">
        <style:background-image/>
      </style:table-cell-properties>
    </style:style>
    <style:style style:name="Таблица1.B1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Таблица1.C1" style:family="table-cell">
      <style:table-cell-properties style:vertical-align="bottom" fo:background-color="transparent" style:border-line-width-right="0.018cm 0.018cm 0.018cm" fo:padding-left="0.191cm" fo:padding-right="0.191cm" fo:padding-top="0cm" fo:padding-bottom="0cm" fo:border-left="0.5pt solid #000000" fo:border-right="1.5pt double #000000" fo:border-top="0.5pt solid #000000" fo:border-bottom="0.5pt solid #000000">
        <style:background-image/>
      </style:table-cell-properties>
    </style:style>
    <style:style style:name="Таблица2" style:family="table">
      <style:table-properties style:width="18.443cm" fo:margin-left="-0.191cm" fo:margin-top="0cm" fo:margin-bottom="0cm" table:align="left" style:writing-mode="lr-tb"/>
    </style:style>
    <style:style style:name="Таблица2.A" style:family="table-column">
      <style:table-column-properties style:column-width="3.29cm"/>
    </style:style>
    <style:style style:name="Таблица2.B" style:family="table-column">
      <style:table-column-properties style:column-width="3.701cm"/>
    </style:style>
    <style:style style:name="Таблица2.C" style:family="table-column">
      <style:table-column-properties style:column-width="3.503cm"/>
    </style:style>
    <style:style style:name="Таблица2.D" style:family="table-column">
      <style:table-column-properties style:column-width="3.276cm"/>
    </style:style>
    <style:style style:name="Таблица2.E" style:family="table-column">
      <style:table-column-properties style:column-width="1.997cm"/>
    </style:style>
    <style:style style:name="Таблица2.F" style:family="table-column">
      <style:table-column-properties style:column-width="2.67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3" style:family="table">
      <style:table-properties style:width="18.443cm" fo:margin-left="-0.191cm" fo:margin-top="0cm" fo:margin-bottom="0cm" table:align="left" style:writing-mode="lr-tb"/>
    </style:style>
    <style:style style:name="Таблица3.A" style:family="table-column">
      <style:table-column-properties style:column-width="3.29cm"/>
    </style:style>
    <style:style style:name="Таблица3.B" style:family="table-column">
      <style:table-column-properties style:column-width="3.701cm"/>
    </style:style>
    <style:style style:name="Таблица3.C" style:family="table-column">
      <style:table-column-properties style:column-width="3.503cm"/>
    </style:style>
    <style:style style:name="Таблица3.D" style:family="table-column">
      <style:table-column-properties style:column-width="3.276cm"/>
    </style:style>
    <style:style style:name="Таблица3.E" style:family="table-column">
      <style:table-column-properties style:column-width="1.997cm"/>
    </style:style>
    <style:style style:name="Таблица3.F" style:family="table-column">
      <style:table-column-properties style:column-width="2.67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8.443cm" fo:margin-left="-0.191cm" fo:margin-top="0cm" fo:margin-bottom="0cm" table:align="left" style:writing-mode="lr-tb"/>
    </style:style>
    <style:style style:name="Таблица4.A" style:family="table-column">
      <style:table-column-properties style:column-width="3.29cm"/>
    </style:style>
    <style:style style:name="Таблица4.B" style:family="table-column">
      <style:table-column-properties style:column-width="3.701cm"/>
    </style:style>
    <style:style style:name="Таблица4.C" style:family="table-column">
      <style:table-column-properties style:column-width="3.503cm"/>
    </style:style>
    <style:style style:name="Таблица4.D" style:family="table-column">
      <style:table-column-properties style:column-width="3.276cm"/>
    </style:style>
    <style:style style:name="Таблица4.E" style:family="table-column">
      <style:table-column-properties style:column-width="1.997cm"/>
    </style:style>
    <style:style style:name="Таблица4.F" style:family="table-column">
      <style:table-column-properties style:column-width="2.676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5" style:family="table">
      <style:table-properties style:width="18.443cm" fo:margin-left="-0.191cm" fo:margin-top="0cm" fo:margin-bottom="0cm" table:align="left" style:writing-mode="lr-tb"/>
    </style:style>
    <style:style style:name="Таблица5.A" style:family="table-column">
      <style:table-column-properties style:column-width="3.29cm"/>
    </style:style>
    <style:style style:name="Таблица5.B" style:family="table-column">
      <style:table-column-properties style:column-width="3.701cm"/>
    </style:style>
    <style:style style:name="Таблица5.C" style:family="table-column">
      <style:table-column-properties style:column-width="3.503cm"/>
    </style:style>
    <style:style style:name="Таблица5.D" style:family="table-column">
      <style:table-column-properties style:column-width="3.276cm"/>
    </style:style>
    <style:style style:name="Таблица5.E" style:family="table-column">
      <style:table-column-properties style:column-width="1.997cm"/>
    </style:style>
    <style:style style:name="Таблица5.F" style:family="table-column">
      <style:table-column-properties style:column-width="2.676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_20_Spacing">
      <style:paragraph-properties fo:text-align="end" style:justify-single-word="false"/>
    </style:style>
    <style:style style:name="P2" style:family="paragraph" style:parent-style-name="No_20_Spacing">
      <style:paragraph-properties fo:text-align="end" style:justify-single-word="false"/>
      <style:text-properties officeooo:rsid="000a4e90" officeooo:paragraph-rsid="000a4e9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alibri Light" fo:font-size="14pt" style:font-size-asian="14pt" style:font-name-complex="Calibri Light1"/>
    </style:style>
    <style:style style:name="P5" style:family="paragraph" style:parent-style-name="Standard">
      <style:paragraph-properties fo:text-align="center" style:justify-single-word="false"/>
      <style:text-properties style:font-name="Calibri Light" fo:font-size="20pt" style:font-size-asian="20pt" style:font-name-complex="Calibri Light1"/>
    </style:style>
    <style:style style:name="P6" style:family="paragraph" style:parent-style-name="Standard">
      <style:paragraph-properties fo:text-align="center" style:justify-single-word="false"/>
      <style:text-properties style:font-name="Calibri Light" fo:font-size="9pt" style:font-size-asian="9pt" style:font-name-complex="Calibri Light1"/>
    </style:style>
    <style:style style:name="P7" style:family="paragraph" style:parent-style-name="Standard">
      <style:paragraph-properties fo:text-align="center" style:justify-single-word="false"/>
      <style:text-properties style:font-name="Calibri Light" fo:font-size="9pt" fo:language="en" fo:country="US" style:font-size-asian="9pt" style:font-name-complex="Calibri Light1"/>
    </style:style>
    <style:style style:name="P8" style:family="paragraph" style:parent-style-name="Standard">
      <style:paragraph-properties fo:line-height="100%" fo:text-align="center" style:justify-single-word="false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10" style:family="paragraph" style:parent-style-name="Standard">
      <style:paragraph-properties fo:margin-left="0cm" fo:margin-right="1.806cm" fo:margin-top="0cm" fo:margin-bottom="0cm" style:contextual-spacing="false" fo:text-indent="0.953cm" style:auto-text-indent="false"/>
    </style:style>
    <style:style style:name="P11" style:family="paragraph" style:parent-style-name="Standard">
      <style:paragraph-properties fo:margin-left="0cm" fo:margin-right="1.806cm" fo:text-indent="0.953cm" style:auto-text-indent="false"/>
    </style:style>
    <style:style style:name="P12" style:family="paragraph" style:parent-style-name="Standard">
      <style:paragraph-properties fo:margin-left="0cm" fo:margin-right="0.039cm" fo:margin-top="0cm" fo:margin-bottom="0cm" style:contextual-spacing="false" fo:text-indent="0.953cm" style:auto-text-indent="false"/>
    </style:style>
    <style:style style:name="P13" style:family="paragraph" style:parent-style-name="Standard">
      <style:paragraph-properties fo:margin-left="0cm" fo:margin-right="1.806cm" fo:margin-top="0cm" fo:margin-bottom="0cm" style:contextual-spacing="false" fo:text-indent="0.951cm" style:auto-text-indent="false">
        <style:tab-stops>
          <style:tab-stop style:position="2.223cm"/>
          <style:tab-stop style:position="2.716cm"/>
        </style:tab-stops>
      </style:paragraph-properties>
    </style:style>
    <style:style style:name="P14" style:family="paragraph" style:parent-style-name="Standard">
      <style:paragraph-properties fo:margin-left="0cm" fo:margin-right="0.039cm" fo:margin-top="0cm" fo:margin-bottom="0cm" style:contextual-spacing="false" fo:text-indent="0.953cm" style:auto-text-indent="false">
        <style:tab-stops>
          <style:tab-stop style:position="16.193cm"/>
        </style:tab-stops>
      </style:paragraph-properties>
    </style:style>
    <style:style style:name="P15" style:family="paragraph" style:parent-style-name="Standard">
      <style:paragraph-properties fo:margin-left="0cm" fo:margin-right="0.039cm" fo:text-indent="0.953cm" style:auto-text-indent="false">
        <style:tab-stops>
          <style:tab-stop style:position="16.193cm"/>
        </style:tab-stops>
      </style:paragraph-properties>
    </style:style>
    <style:style style:name="P16" style:family="paragraph" style:parent-style-name="Standard">
      <style:paragraph-properties fo:margin-left="0cm" fo:margin-right="1.806cm" fo:margin-top="0cm" fo:margin-bottom="0cm" style:contextual-spacing="false" fo:text-indent="0.951cm" style:auto-text-indent="false">
        <style:tab-stops>
          <style:tab-stop style:position="2.223cm"/>
          <style:tab-stop style:position="2.716cm"/>
        </style:tab-stops>
      </style:paragraph-properties>
      <style:text-properties style:font-name="Times New Roman" fo:font-size="14pt" style:font-size-asian="14pt" style:language-asian="ja" style:country-asian="JP" style:font-name-complex="Times New Roman1" style:font-size-complex="14pt"/>
    </style:style>
    <style:style style:name="P17" style:family="paragraph" style:parent-style-name="Standard">
      <style:paragraph-properties fo:margin-left="0cm" fo:margin-right="1.806cm" fo:margin-top="0cm" fo:margin-bottom="0cm" style:contextual-spacing="false" fo:text-indent="0.953cm" style:auto-text-indent="false">
        <style:tab-stops>
          <style:tab-stop style:position="2.223cm"/>
          <style:tab-stop style:position="2.716cm"/>
        </style:tab-stops>
      </style:paragraph-properties>
      <style:text-properties style:font-name="Times New Roman" fo:font-size="14pt" style:font-size-asian="14pt" style:language-asian="ja" style:country-asian="JP" style:font-name-complex="Times New Roman1" style:font-size-complex="14pt"/>
    </style:style>
    <style:style style:name="P18" style:family="paragraph" style:parent-style-name="Standard">
      <style:paragraph-properties fo:margin-left="0cm" fo:margin-right="0.039cm" fo:margin-top="0cm" fo:margin-bottom="0cm" style:contextual-spacing="false" fo:text-indent="0.953cm" style:auto-text-indent="false">
        <style:tab-stops>
          <style:tab-stop style:position="16.193cm"/>
        </style:tab-stops>
      </style:paragraph-properties>
      <style:text-properties style:font-name="Times New Roman" fo:font-size="14pt" style:font-size-asian="14pt" style:language-asian="ja" style:country-asian="JP" style:font-name-complex="Times New Roman1" style:font-size-complex="14pt"/>
    </style:style>
    <style:style style:name="P19" style:family="paragraph" style:parent-style-name="Standard">
      <style:paragraph-properties fo:margin-left="0cm" fo:margin-right="1.806cm" fo:text-indent="0.953cm" style:auto-text-indent="false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">
      <style:paragraph-properties fo:margin-left="0cm" fo:margin-right="0.041cm" fo:margin-top="0.212cm" fo:margin-bottom="0.282cm" style:contextual-spacing="false" fo:text-indent="0.951cm" style:auto-text-indent="false"/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paragraph-properties fo:margin-left="0cm" fo:margin-right="0.039cm" fo:text-indent="0.953cm" style:auto-text-indent="false">
        <style:tab-stops>
          <style:tab-stop style:position="16.193cm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Standard">
      <style:paragraph-properties fo:margin-left="0cm" fo:margin-right="0.041cm" fo:margin-top="0.212cm" fo:margin-bottom="0cm" style:contextual-spacing="false" fo:line-height="100%" fo:text-align="center" style:justify-single-word="false" fo:orphans="2" fo:widows="2" fo:text-indent="0cm" style:auto-text-indent="false"/>
      <style:text-properties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style>
    <style:style style:name="P23" style:family="paragraph" style:parent-style-name="Standard">
      <style:paragraph-properties fo:margin-left="0cm" fo:margin-right="0.041cm" fo:margin-top="0.212cm" fo:margin-bottom="0cm" style:contextual-spacing="false" fo:line-height="100%" fo:text-align="center" style:justify-single-word="false" fo:orphans="2" fo:widows="2" fo:text-indent="0cm" style:auto-text-indent="false"/>
      <style:text-properties style:font-name="Times New Roman" style:letter-kerning="false" style:font-name-asian="Times New Roman1" style:language-asian="ru" style:country-asian="RU" style:font-name-complex="Times New Roman1" style:language-complex="ar" style:country-complex="SA"/>
    </style:style>
    <style:style style:name="P24" style:family="paragraph" style:parent-style-name="Standard">
      <style:paragraph-properties fo:margin-left="0cm" fo:margin-right="0.041cm" fo:margin-top="0.212cm" fo:margin-bottom="0cm" style:contextual-spacing="false" fo:line-height="100%" fo:text-align="center" style:justify-single-word="false" fo:orphans="2" fo:widows="2" fo:text-indent="0cm" style:auto-text-indent="false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P25" style:family="paragraph" style:parent-style-name="Standard">
      <style:paragraph-properties fo:margin-left="0.951cm" fo:margin-right="0.041cm" fo:margin-top="0.212cm" fo:margin-bottom="0.282cm" style:contextual-spacing="false" fo:text-indent="0cm" style:auto-text-indent="false"/>
    </style:style>
    <style:style style:name="P26" style:family="paragraph" style:parent-style-name="Standard">
      <style:paragraph-properties fo:margin-left="0cm" fo:margin-right="0.041cm" fo:margin-top="0.212cm" fo:margin-bottom="0.282cm" style:contextual-spacing="false" fo:text-indent="0.951cm" style:auto-text-indent="false"/>
    </style:style>
    <style:style style:name="P27" style:family="paragraph" style:parent-style-name="Standard">
      <style:paragraph-properties fo:margin-left="0.056cm" fo:margin-right="0.06cm" fo:margin-top="0cm" fo:margin-bottom="0cm" style:contextual-spacing="false" fo:line-height="100%" fo:orphans="0" fo:widows="0" fo:text-indent="0cm" style:auto-text-indent="false"/>
      <style:text-properties officeooo:rsid="000a4e90" officeooo:paragraph-rsid="000a4e90"/>
    </style:style>
    <style:style style:name="T1" style:family="text">
      <style:text-properties style:font-name="Calibri Light" fo:font-size="16pt" style:font-size-asian="16pt" style:font-name-complex="Calibri Light1"/>
    </style:style>
    <style:style style:name="T2" style:family="text">
      <style:text-properties style:font-name="Calibri Light" fo:font-size="20pt" fo:font-weight="bold" style:font-size-asian="20pt" style:font-weight-asian="bold" style:font-name-complex="Calibri Light1"/>
    </style:style>
    <style:style style:name="T3" style:family="text">
      <style:text-properties style:font-name="Calibri Light" fo:font-size="20pt" style:font-size-asian="20pt" style:font-name-complex="Calibri Light1"/>
    </style:style>
    <style:style style:name="T4" style:family="text">
      <style:text-properties style:font-name="Calibri Light" fo:font-size="20pt" officeooo:rsid="000a4e90" style:font-size-asian="20pt" style:font-name-complex="Calibri Light1"/>
    </style:style>
    <style:style style:name="T5" style:family="text">
      <style:text-properties style:font-name="Calibri Light" fo:font-size="9pt" style:font-size-asian="9pt" style:font-name-complex="Calibri Light1"/>
    </style:style>
    <style:style style:name="T6" style:family="text">
      <style:text-properties style:font-name="Calibri Light" fo:font-size="10pt" style:font-size-asian="10pt" style:font-name-complex="Calibri Light1"/>
    </style:style>
    <style:style style:name="T7" style:family="text">
      <style:text-properties style:font-name="Calibri Light" fo:font-size="10pt" officeooo:rsid="000a4e90" style:font-size-asian="10pt" style:font-name-complex="Calibri Light1"/>
    </style:style>
    <style:style style:name="T8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0" style:family="text">
      <style:text-properties style:font-name="Times New Roman" fo:font-size="12pt" style:font-size-asian="12pt" style:font-name-complex="Times New Roman1" style:font-size-complex="12pt"/>
    </style:style>
    <style:style style:name="T11" style:family="text">
      <style:text-properties style:font-name="Times New Roman" fo:font-size="14pt" fo:font-style="italic" fo:font-weight="bold" style:font-size-asian="14pt" style:language-asian="ja" style:country-asian="JP" style:font-style-asian="italic" style:font-weight-asian="bold" style:font-name-complex="Times New Roman1" style:font-size-complex="14pt"/>
    </style:style>
    <style:style style:name="T12" style:family="text">
      <style:text-properties style:font-name="Times New Roman" fo:font-size="14pt" style:font-size-asian="14pt" style:language-asian="ja" style:country-asian="JP" style:font-name-complex="Times New Roman1" style:font-size-complex="14pt"/>
    </style:style>
    <style:style style:name="T13" style:family="text">
      <style:text-properties style:font-name="Times New Roman" fo:font-size="14pt" style:font-size-asian="14pt" style:font-name-complex="Times New Roman1" style:font-size-complex="14pt"/>
    </style:style>
    <style:style style:name="T14" style:family="text">
      <style:text-properties style:font-name="Times New Roman" fo:font-size="14pt" fo:language="en" fo:country="US" fo:font-style="italic" fo:font-weight="bold" style:font-size-asian="14pt" style:language-asian="ja" style:country-asian="JP" style:font-style-asian="italic" style:font-weight-asian="bold" style:font-name-complex="Times New Roman1" style:font-size-complex="14pt"/>
    </style:style>
    <style:style style:name="T15" style:family="text">
      <style:text-properties style:font-name="Times New Roman" fo:font-size="14pt" fo:language="en" fo:country="US" fo:font-style="italic" fo:font-weight="bold" style:font-size-asian="14pt" style:font-style-asian="italic" style:font-weight-asian="bold" style:font-name-complex="Times New Roman1" style:font-size-complex="14pt"/>
    </style:style>
    <style:style style:name="T16" style:family="text">
      <style:text-properties style:text-position="sub 58%" style:font-name="Times New Roman" fo:font-size="14pt" style:font-size-asian="14pt" style:language-asian="ja" style:country-asian="JP" style:font-name-complex="Times New Roman1" style:font-size-complex="14pt"/>
    </style:style>
    <style:style style:name="T17" style:family="text">
      <style:text-properties style:text-position="sub 58%" style:font-name="Times New Roman" fo:font-size="14pt" style:font-size-asian="14pt" style:font-name-complex="Times New Roman1" style:font-size-complex="14pt"/>
    </style:style>
    <style:style style:name="T18" style:family="text">
      <style:text-properties style:text-position="sub 58%" style:font-name="Times New Roman"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T19" style:family="text">
      <style:text-properties style:text-position="sub 58%" fo:font-size="14pt" fo:language="en" fo:country="US" style:font-size-asian="14pt" style:font-size-complex="14pt"/>
    </style:style>
    <style:style style:name="T20" style:family="text">
      <style:text-properties style:text-position="sub 58%" fo:font-size="14pt" fo:language="ru" fo:country="RU" style:font-size-asian="14pt" style:font-size-complex="1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fo:language="en" fo:country="US" style:font-size-asian="14pt" style:font-size-complex="14pt"/>
    </style:style>
    <style:style style:name="T23" style:family="text">
      <style:text-properties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font-size="14pt" fo:language="ru" fo:country="RU" style:font-size-asian="14pt" style:font-size-complex="14pt"/>
    </style:style>
    <style:style style:name="T25" style:family="text">
      <style:text-properties officeooo:rsid="000a4e9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Санкт-Петербургский Национальный Исследовательский<text:line-break/>Университет ИТМО</text:span></text:p>
      <text:p text:style-name="P3"><text:span text:style-name="T1"><text:s/>Факультет программной инженерии и компьютерной техники</text:span></text:p>
      <text:p text:style-name="P4"/>
      <text:p text:style-name="P4"/>
      <text:p text:style-name="P5"/>
      <text:p text:style-name="P3"><text:span text:style-name="T2">Домашняя работа №5</text:span></text:p>
      <text:p text:style-name="P3"><text:span text:style-name="T3">По дискретной математике</text:span></text:p>
      <text:p text:style-name="P3"><text:span text:style-name="T3">Вариант </text:span><text:span text:style-name="T4">86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pan text:style-name="Subtle_20_Emphasis">Выполнил</text:span><text:span text:style-name="T1">: </text:span></text:p>
      <text:p text:style-name="P1">Студент группы P31<text:span text:style-name="T25">33</text:span></text:p>
      <text:p text:style-name="P2">Гуменник Петр Олегович</text:p>
      <text:p text:style-name="P1"><text:span text:style-name="Subtle_20_Emphasis">Преподаватель:</text:span></text:p>
      <text:p text:style-name="P1">Поляков Владимир Иванович</text:p>
      <text:p text:style-name="P6"/>
      <text:p text:style-name="P6"/>
      <text:p text:style-name="P6"/>
      <text:p text:style-name="P6"/>
      <text:p text:style-name="P6"/>
      <text:p text:style-name="P3"><draw:frame draw:style-name="fr1" draw:name="Рисунок 1" text:anchor-type="as-char" svg:width="6.879cm" svg:height="0.736cm" draw:z-index="0"><draw:image xlink:href="Pictures/100000010000027D00000045E6694C2EE4EBA4A3.png" xlink:type="simple" xlink:show="embed" xlink:actuate="onLoad" draw:mime-type="image/png"/></draw:frame></text:p>
      <text:p text:style-name="P7"/>
      <text:p text:style-name="P8"><text:span text:style-name="T6">Санкт-Петербург</text:span></text:p>
      <text:p text:style-name="P8"><text:span text:style-name="T6">202</text:span><text:span text:style-name="T7">2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 table:style-name="Таблица1.1">
          <table:table-cell table:style-name="Таблица1.A1" office:value-type="string">
            <text:p text:style-name="P27"><text:span text:style-name="T8">86</text:span></text:p>
          </table:table-cell>
          <table:table-cell table:style-name="Таблица1.B1" office:value-type="string">
            <text:p text:style-name="P9"><text:span text:style-name="T9">10</text:span><text:span text:style-name="T10">56</text:span></text:p>
          </table:table-cell>
          <table:table-cell table:style-name="Таблица1.C1" office:value-type="string">
            <text:p text:style-name="P9"><text:span text:style-name="T9">12</text:span></text:p>
          </table:table-cell>
        </table:table-row>
      </table:table>
      <text:p text:style-name="P10"><text:span text:style-name="T11"><text:s text:c="4"/>А</text:span><text:span text:style-name="T12"> = 1056, <text:s text:c="4"/></text:span><text:span text:style-name="T11">В</text:span><text:span text:style-name="T12"> = 12.</text:span></text:p>
      <text:p text:style-name="P12"><text:span text:style-name="T12">Представление операндов в разрядной сетке.</text:span></text:p>
      <text:p text:style-name="P13"><text:span text:style-name="T12"><text:s text:c="4"/>[+</text:span><text:span text:style-name="T11">А</text:span><text:span text:style-name="T12">]</text:span><text:span text:style-name="T16">пр</text:span><text:span text:style-name="T12"> <text:tab/>= 0.000010000100000; <text:s text:c="10"/>[–</text:span><text:span text:style-name="T11">А</text:span><text:span text:style-name="T12">]</text:span><text:span text:style-name="T16">доп</text:span><text:span text:style-name="T12"> <text:tab/>= 1.111101111100000;</text:span></text:p>
      <text:p text:style-name="P13"><text:span text:style-name="T12"><text:s text:c="4"/>[+</text:span><text:span text:style-name="T11">В</text:span><text:span text:style-name="T12">]</text:span><text:span text:style-name="T16">пр</text:span><text:span text:style-name="T12"> <text:tab/>= 0.0110; <text:s text:c="20"/>[–</text:span><text:span text:style-name="T11">В</text:span><text:span text:style-name="T12">]</text:span><text:span text:style-name="T16">доп</text:span><text:span text:style-name="T12"> <text:tab/>= 1.1010.</text:span></text:p>
      <text:p text:style-name="P14"><text:span text:style-name="T12">а) Делимое положительный (</text:span><text:span text:style-name="T14">A</text:span><text:span text:style-name="T12"> &gt; 0), делитель положительный (</text:span><text:span text:style-name="T14">B</text:span><text:span text:style-name="T12"> &gt; 0):</text:span></text:p>
      <text:p text:style-name="P1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22"/>
          </table:table-cell>
          <table:table-cell table:style-name="Таблица2.A1" table:number-columns-spanned="3" office:value-type="string">
            <text:p text:style-name="P24"><text:span text:style-name="T21">Значение делимого: 1056</text:span></text:p>
            <text:p text:style-name="P24"><text:span text:style-name="T21">Значение делителя: 12</text:span></text:p>
          </table:table-cell>
          <table:covered-table-cell/>
          <table:covered-table-cell/>
          <table:table-cell table:style-name="Таблица2.A1" office:value-type="string">
            <text:p text:style-name="P24"><text:span text:style-name="T21">Знак остатка</text:span></text:p>
          </table:table-cell>
          <table:table-cell table:style-name="Таблица2.A1" office:value-type="string">
            <text:p text:style-name="P24"><text:span text:style-name="T21">Знак частного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21">1 Проверка корректности деления и определение знакового разряда частного</text:span></text:p>
          </table:table-cell>
          <table:table-cell table:style-name="Таблица2.A1" office:value-type="string">
            <text:p text:style-name="P23"><text:span text:style-name="T22">[A]</text:span></text:p>
            <text:p text:style-name="P23"><text:span text:style-name="T22">[B]</text:span></text:p>
            <text:p text:style-name="P23"><text:span text:style-name="T22">[R</text:span><text:span text:style-name="T20">нач</text:span><text:span text:style-name="T22">]</text:span></text:p>
            <text:p text:style-name="P23"><text:span text:style-name="T22">[</text:span><text:span text:style-name="T23">R</text:span><text:span text:style-name="T20">нач</text:span><text:span text:style-name="T22">]</text:span></text:p>
            <text:p text:style-name="P23"><text:span text:style-name="T22">[B2]</text:span></text:p>
            <text:p text:style-name="P24"><text:span text:style-name="T21">Сумма</text:span></text:p>
            <text:p text:style-name="P23"><text:span text:style-name="T22">R</text:span><text:span text:style-name="T19">1</text:span></text:p>
          </table:table-cell>
          <table:table-cell table:style-name="Таблица2.A1" office:value-type="string">
            <text:p text:style-name="P24"><text:span text:style-name="T21">0 0 0 0 0 1 0 0</text:span></text:p>
            <text:p text:style-name="P23"><text:span text:style-name="T22">0 0 0 0 0 0 0 0</text:span></text:p>
            <text:p text:style-name="P24"><text:span text:style-name="T21">0 0 0 0 0 1 0 0</text:span></text:p>
            <text:p text:style-name="P24"><text:span text:style-name="T21">0 0 0 0 1 0 0 0</text:span></text:p>
            <text:p text:style-name="P24"><text:span text:style-name="T21">1 1 1 1 1 0 1 0</text:span></text:p>
            <text:p text:style-name="P24"><text:span text:style-name="T21">0 0 0 0 0 0 1 0</text:span></text:p>
            <text:p text:style-name="P24"><text:span text:style-name="T21">0 0 0 0 0 0 1 0</text:span></text:p>
          </table:table-cell>
          <table:table-cell table:style-name="Таблица2.A1" office:value-type="string">
            <text:p text:style-name="P23"><text:span text:style-name="T22">0</text:span><text:span text:style-name="T24"> </text:span><text:span text:style-name="T22">0</text:span><text:span text:style-name="T24"> </text:span><text:span text:style-name="T22">1</text:span><text:span text:style-name="T24"> 0 0 </text:span><text:span text:style-name="T22">0</text:span><text:span text:style-name="T24"> </text:span><text:span text:style-name="T22">0</text:span><text:span text:style-name="T24"> </text:span><text:span text:style-name="T22">0</text:span></text:p>
            <text:p text:style-name="P23"><text:span text:style-name="T22">0 0 0 0 0 0 0 0</text:span></text:p>
            <text:p text:style-name="P24"><text:span text:style-name="T21">0 0 1 0 0 0 0 0</text:span></text:p>
            <text:p text:style-name="P24"><text:span text:style-name="T21">0 1 0 0 0 0 0 0</text:span></text:p>
            <text:p text:style-name="P23"><text:span text:style-name="T22">0 0 0 0 0 0 0 0</text:span></text:p>
            <text:p text:style-name="P23"><text:span text:style-name="T24">0</text:span><text:span text:style-name="T22"> </text:span><text:span text:style-name="T24">1</text:span><text:span text:style-name="T22"> </text:span><text:span text:style-name="T24">0 0 </text:span><text:span text:style-name="T22">0 0 0 0</text:span></text:p>
            <text:p text:style-name="P23"><text:span text:style-name="T24">0</text:span><text:span text:style-name="T22"> </text:span><text:span text:style-name="T24">1</text:span><text:span text:style-name="T22"> </text:span><text:span text:style-name="T24">0 0</text:span><text:span text:style-name="T22"> 0 0 0 0</text:span></text:p>
          </table:table-cell>
          <table:table-cell table:style-name="Таблица2.A1" office:value-type="string">
            <text:p text:style-name="P22"/>
            <text:p text:style-name="P22"/>
            <text:p text:style-name="P22"/>
            <text:p text:style-name="P22"/>
            <text:p text:style-name="P24"><text:span text:style-name="T21">0</text:span></text:p>
            <text:p text:style-name="P22"/>
            <text:p text:style-name="P24"><text:span text:style-name="T21">0</text:span></text:p>
          </table:table-cell>
          <table:table-cell table:style-name="Таблица2.A1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4"><text:span text:style-name="T21">0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21">2</text:span></text:p>
          </table:table-cell>
          <table:table-cell table:style-name="Таблица2.A1" office:value-type="string">
            <text:p text:style-name="P23"><text:span text:style-name="T23">R</text:span><text:span text:style-name="T19">1</text:span></text:p>
            <text:p text:style-name="P23"><text:span text:style-name="T22">[B</text:span><text:span text:style-name="T24">1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2</text:span></text:p>
          </table:table-cell>
          <table:table-cell table:style-name="Таблица2.A1" office:value-type="string">
            <text:p text:style-name="P24"><text:span text:style-name="T21">0 0 0 0 0 1 0 0</text:span></text:p>
            <text:p text:style-name="P24"><text:span text:style-name="T21">0 0 0 0 0 1 1 0</text:span></text:p>
            <text:p text:style-name="P24"><text:span text:style-name="T21">0 0 0 0 1 0 1 0</text:span></text:p>
            <text:p text:style-name="P24"><text:span text:style-name="T21">0 0 0 0 1 0 1 0</text:span></text:p>
          </table:table-cell>
          <table:table-cell table:style-name="Таблица2.A1" office:value-type="string">
            <text:p text:style-name="P24"><text:span text:style-name="T21">1 0 0 0 0 0 0 0</text:span></text:p>
            <text:p text:style-name="P24"><text:span text:style-name="T21">0 0 0 0 0 0 0 0</text:span></text:p>
            <text:p text:style-name="P24"><text:span text:style-name="T21">1 0 0 0 0 0 0 0</text:span></text:p>
            <text:p text:style-name="P24"><text:span text:style-name="T21">1 0 0 0 0 0 0 1</text:span></text:p>
          </table:table-cell>
          <table:table-cell table:style-name="Таблица2.A1" office:value-type="string">
            <text:p text:style-name="P22"/>
            <text:p text:style-name="P24"><text:span text:style-name="T21">0</text:span></text:p>
            <text:p text:style-name="P22"/>
            <text:p text:style-name="P24"><text:span text:style-name="T21">0</text:span></text:p>
          </table:table-cell>
          <table:table-cell table:style-name="Таблица2.A1" office:value-type="string">
            <text:p text:style-name="P22"/>
            <text:p text:style-name="P22"/>
            <text:p text:style-name="P22"/>
            <text:p text:style-name="P24"><text:span text:style-name="T21">1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21">3</text:span></text:p>
          </table:table-cell>
          <table:table-cell table:style-name="Таблица2.A1" office:value-type="string">
            <text:p text:style-name="P23"><text:span text:style-name="T23">R</text:span><text:span text:style-name="T19">2</text:span></text:p>
            <text:p text:style-name="P23"><text:span text:style-name="T22">[B</text:span><text:span text:style-name="T24">2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3</text:span></text:p>
          </table:table-cell>
          <table:table-cell table:style-name="Таблица2.A1" office:value-type="string">
            <text:p text:style-name="P24"><text:span text:style-name="T21">0 0 0 1 0 1 0 1</text:span></text:p>
            <text:p text:style-name="P24"><text:span text:style-name="T21">1 1 1 1 1 0 1 0</text:span></text:p>
            <text:p text:style-name="P24"><text:span text:style-name="T21">0 0 0 0 1 1 1 1</text:span></text:p>
            <text:p text:style-name="P24"><text:span text:style-name="T21">0 0 0 0 1 1 1 1</text:span></text:p>
          </table:table-cell>
          <table:table-cell table:style-name="Таблица2.A1" office:value-type="string">
            <text:p text:style-name="P24"><text:span text:style-name="T21">0 0 0 0 0 0 1 0</text:span></text:p>
            <text:p text:style-name="P24"><text:span text:style-name="T21">0 0 0 0 0 0 0 0</text:span></text:p>
            <text:p text:style-name="P24"><text:span text:style-name="T21">0 0 0 0 0 0 1 0</text:span></text:p>
            <text:p text:style-name="P24"><text:span text:style-name="T21">0 0 0 0 0 0 1 0</text:span></text:p>
          </table:table-cell>
          <table:table-cell table:style-name="Таблица2.A1" office:value-type="string">
            <text:p text:style-name="P22"/>
            <text:p text:style-name="P24"><text:span text:style-name="T21">0</text:span></text:p>
            <text:p text:style-name="P22"/>
            <text:p text:style-name="P24"><text:span text:style-name="T21">0</text:span></text:p>
          </table:table-cell>
          <table:table-cell table:style-name="Таблица2.A1" office:value-type="string">
            <text:p text:style-name="P22"/>
            <text:p text:style-name="P22"/>
            <text:p text:style-name="P22"/>
            <text:p text:style-name="P24"><text:span text:style-name="T21">0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21">4</text:span></text:p>
          </table:table-cell>
          <table:table-cell table:style-name="Таблица2.A1" office:value-type="string">
            <text:p text:style-name="P23"><text:span text:style-name="T23">R</text:span><text:span text:style-name="T19">3</text:span></text:p>
            <text:p text:style-name="P23"><text:span text:style-name="T22">[B</text:span><text:span text:style-name="T24">1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4</text:span></text:p>
          </table:table-cell>
          <table:table-cell table:style-name="Таблица2.A1" office:value-type="string">
            <text:p text:style-name="P24"><text:span text:style-name="T21">0 0 0 1 1 1 1 0</text:span></text:p>
            <text:p text:style-name="P24"><text:span text:style-name="T21">0 0 0 0 0 1 1 0</text:span></text:p>
            <text:p text:style-name="P24"><text:span text:style-name="T21">0 0 1 0 0 1 0 0</text:span></text:p>
            <text:p text:style-name="P24"><text:span text:style-name="T21">0 0 1 0 0 1 0 0</text:span></text:p>
          </table:table-cell>
          <table:table-cell table:style-name="Таблица2.A1" office:value-type="string">
            <text:p text:style-name="P24"><text:span text:style-name="T21">0 0 0 0 0 1 0 0</text:span></text:p>
            <text:p text:style-name="P24"><text:span text:style-name="T21">0 0 0 0 0 0 0 0</text:span></text:p>
            <text:p text:style-name="P24"><text:span text:style-name="T21">0 0 0 0 0 1 0 0</text:span></text:p>
            <text:p text:style-name="P24"><text:span text:style-name="T21">0 0 0 0 0 1 0 1</text:span></text:p>
          </table:table-cell>
          <table:table-cell table:style-name="Таблица2.A1" office:value-type="string">
            <text:p text:style-name="P22"/>
            <text:p text:style-name="P24"><text:span text:style-name="T21">0</text:span></text:p>
            <text:p text:style-name="P22"/>
            <text:p text:style-name="P24"><text:span text:style-name="T21">0</text:span></text:p>
          </table:table-cell>
          <table:table-cell table:style-name="Таблица2.A1" office:value-type="string">
            <text:p text:style-name="P22"/>
            <text:p text:style-name="P22"/>
            <text:p text:style-name="P22"/>
            <text:p text:style-name="P24"><text:span text:style-name="T21">1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21">5</text:span></text:p>
          </table:table-cell>
          <table:table-cell table:style-name="Таблица2.A1" office:value-type="string">
            <text:p text:style-name="P23"><text:span text:style-name="T23">R</text:span><text:span text:style-name="T19">4</text:span></text:p>
            <text:p text:style-name="P23"><text:span text:style-name="T22">[B</text:span><text:span text:style-name="T24">2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5</text:span></text:p>
          </table:table-cell>
          <table:table-cell table:style-name="Таблица2.A1" office:value-type="string">
            <text:p text:style-name="P24"><text:span text:style-name="T21">0 1 0 0 1 0 0 0</text:span></text:p>
            <text:p text:style-name="P24"><text:span text:style-name="T21">1 1 1 1 1 0 1 0</text:span></text:p>
            <text:p text:style-name="P24"><text:span text:style-name="T21">0 1 0 0 0 0 1 0</text:span></text:p>
            <text:p text:style-name="P24"><text:span text:style-name="T21">0 1 0 0 0 0 1 0</text:span></text:p>
          </table:table-cell>
          <table:table-cell table:style-name="Таблица2.A1" office:value-type="string">
            <text:p text:style-name="P24"><text:span text:style-name="T21">0 0 0 0 1 0 1 0</text:span></text:p>
            <text:p text:style-name="P24"><text:span text:style-name="T21">0 0 0 0 0 0 0 0</text:span></text:p>
            <text:p text:style-name="P24"><text:span text:style-name="T21">0 0 0 0 1 0 1 0</text:span></text:p>
            <text:p text:style-name="P24"><text:span text:style-name="T21">0 0 0 0 1 0 1 1</text:span></text:p>
          </table:table-cell>
          <table:table-cell table:style-name="Таблица2.A1" office:value-type="string">
            <text:p text:style-name="P22"/>
            <text:p text:style-name="P24"><text:span text:style-name="T21">0</text:span></text:p>
            <text:p text:style-name="P22"/>
            <text:p text:style-name="P24"><text:span text:style-name="T21">0</text:span></text:p>
          </table:table-cell>
          <table:table-cell table:style-name="Таблица2.A1" office:value-type="string">
            <text:p text:style-name="P22"/>
            <text:p text:style-name="P22"/>
            <text:p text:style-name="P22"/>
            <text:p text:style-name="P24"><text:span text:style-name="T21">1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21">6</text:span></text:p>
          </table:table-cell>
          <table:table-cell table:style-name="Таблица2.A1" office:value-type="string">
            <text:p text:style-name="P23"><text:span text:style-name="T23">R</text:span><text:span text:style-name="T19">5</text:span></text:p>
            <text:p text:style-name="P23"><text:span text:style-name="T22">[B</text:span><text:span text:style-name="T24">2</text:span><text:span text:style-name="T22">]</text:span></text:p>
            <text:p text:style-name="P24"><text:span text:style-name="T21">Сумма</text:span></text:p>
            <text:p text:style-name="P23"><text:soft-page-break/><text:span text:style-name="T22">R</text:span><text:span text:style-name="T19">6</text:span></text:p>
          </table:table-cell>
          <table:table-cell table:style-name="Таблица2.A1" office:value-type="string">
            <text:p text:style-name="P24"><text:span text:style-name="T21">1 0 0 0 0 1 0 0</text:span></text:p>
            <text:p text:style-name="P24"><text:span text:style-name="T21">1 1 1 1 1 0 1 0</text:span></text:p>
            <text:p text:style-name="P24"><text:span text:style-name="T21">0 1 1 1 1 1 1 0</text:span></text:p>
            <text:p text:style-name="P24"><text:soft-page-break/><text:span text:style-name="T21">0 1 1 1 1 1 1 0</text:span></text:p>
          </table:table-cell>
          <table:table-cell table:style-name="Таблица2.A1" office:value-type="string">
            <text:p text:style-name="P24"><text:span text:style-name="T21">0 0 0 1 0 1 1 0</text:span></text:p>
            <text:p text:style-name="P24"><text:span text:style-name="T21">0 0 0 0 0 0 0 0</text:span></text:p>
            <text:p text:style-name="P24"><text:span text:style-name="T21">0 0 0 1 0 1 1 0</text:span></text:p>
            <text:p text:style-name="P24"><text:soft-page-break/><text:span text:style-name="T21">0 0 0 1 0 1 1 0</text:span></text:p>
          </table:table-cell>
          <table:table-cell table:style-name="Таблица2.A1" office:value-type="string">
            <text:p text:style-name="P22"/>
            <text:p text:style-name="P24"><text:span text:style-name="T21">1</text:span></text:p>
            <text:p text:style-name="P22"/>
            <text:p text:style-name="P24"><text:span text:style-name="T21">0</text:span></text:p>
          </table:table-cell>
          <table:table-cell table:style-name="Таблица2.A1" office:value-type="string">
            <text:p text:style-name="P22"/>
            <text:p text:style-name="P22"/>
            <text:p text:style-name="P22"/>
            <text:p text:style-name="P24"><text:span text:style-name="T21">0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21">7</text:span></text:p>
          </table:table-cell>
          <table:table-cell table:style-name="Таблица2.A1" office:value-type="string">
            <text:p text:style-name="P23"><text:span text:style-name="T23">R</text:span><text:span text:style-name="T19">6</text:span></text:p>
            <text:p text:style-name="P23"><text:span text:style-name="T22">[B</text:span><text:span text:style-name="T24">1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7</text:span></text:p>
          </table:table-cell>
          <table:table-cell table:style-name="Таблица2.A1" office:value-type="string">
            <text:p text:style-name="P24"><text:span text:style-name="T21">1 1 1 1 1 1 0 0</text:span></text:p>
            <text:p text:style-name="P24"><text:span text:style-name="T21">0 0 0 0 0 1 1 0</text:span></text:p>
            <text:p text:style-name="P24"><text:span text:style-name="T21">0 0 0 0 0 0 1 0</text:span></text:p>
            <text:p text:style-name="P24"><text:span text:style-name="T21">0 0 0 0 0 0 1 0</text:span></text:p>
          </table:table-cell>
          <table:table-cell table:style-name="Таблица2.A1" office:value-type="string">
            <text:p text:style-name="P24"><text:span text:style-name="T21">0 0 1 0 1 1 0 0</text:span></text:p>
            <text:p text:style-name="P24"><text:span text:style-name="T21">0 0 0 0 0 0 0 0</text:span></text:p>
            <text:p text:style-name="P24"><text:span text:style-name="T21">0 0 1 0 1 1 0 0</text:span></text:p>
            <text:p text:style-name="P24"><text:span text:style-name="T21">0 0 1 0 1 1 0 0</text:span></text:p>
          </table:table-cell>
          <table:table-cell table:style-name="Таблица2.A1" office:value-type="string">
            <text:p text:style-name="P22"/>
            <text:p text:style-name="P24"><text:span text:style-name="T21">1</text:span></text:p>
            <text:p text:style-name="P22"/>
            <text:p text:style-name="P24"><text:span text:style-name="T21">0</text:span></text:p>
          </table:table-cell>
          <table:table-cell table:style-name="Таблица2.A1" office:value-type="string">
            <text:p text:style-name="P22"/>
            <text:p text:style-name="P22"/>
            <text:p text:style-name="P22"/>
            <text:p text:style-name="P24"><text:span text:style-name="T21">0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21">8</text:span></text:p>
          </table:table-cell>
          <table:table-cell table:style-name="Таблица2.A1" office:value-type="string">
            <text:p text:style-name="P23"><text:span text:style-name="T23">R</text:span><text:span text:style-name="T19">7</text:span></text:p>
            <text:p text:style-name="P23"><text:span text:style-name="T22">[B</text:span><text:span text:style-name="T24">1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8</text:span></text:p>
          </table:table-cell>
          <table:table-cell table:style-name="Таблица2.A1" office:value-type="string">
            <text:p text:style-name="P24"><text:span text:style-name="T21">0 0 0 0 0 1 0 0</text:span></text:p>
            <text:p text:style-name="P24"><text:span text:style-name="T21">0 0 0 0 0 1 1 0</text:span></text:p>
            <text:p text:style-name="P24"><text:span text:style-name="T21">0 0 0 0 0 0 1 0</text:span></text:p>
            <text:p text:style-name="P24"><text:span text:style-name="T21">0 0 0 0 0 1 1 0</text:span></text:p>
          </table:table-cell>
          <table:table-cell table:style-name="Таблица2.A1" office:value-type="string">
            <text:p text:style-name="P24"><text:span text:style-name="T21">0 1 0 1 1 0 0 0</text:span></text:p>
            <text:p text:style-name="P24"><text:span text:style-name="T21">0 0 0 0 0 0 0 0</text:span></text:p>
            <text:p text:style-name="P24"><text:span text:style-name="T21">0 1 0 1 1 0 0 0</text:span></text:p>
            <text:p text:style-name="P24"><text:span text:style-name="T21">0 1 0 1 1 0 0 0</text:span></text:p>
          </table:table-cell>
          <table:table-cell table:style-name="Таблица2.A1" office:value-type="string">
            <text:p text:style-name="P22"/>
            <text:p text:style-name="P24"><text:span text:style-name="T21">0</text:span></text:p>
            <text:p text:style-name="P22"/>
            <text:p text:style-name="P24"><text:span text:style-name="T21">0</text:span></text:p>
          </table:table-cell>
          <table:table-cell table:style-name="Таблица2.A1" office:value-type="string">
            <text:p text:style-name="P22"/>
            <text:p text:style-name="P22"/>
            <text:p text:style-name="P22"/>
            <text:p text:style-name="P24"><text:span text:style-name="T21">0</text:span></text:p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21">Коррекция остатка</text:span></text:p>
          </table:table-cell>
          <table:table-cell table:style-name="Таблица2.A1" office:value-type="string">
            <text:p text:style-name="P23"><text:span text:style-name="T22">B</text:span><text:span text:style-name="T24">2</text:span></text:p>
            <text:p text:style-name="P24"><text:span text:style-name="T21">сумма</text:span></text:p>
          </table:table-cell>
          <table:table-cell table:style-name="Таблица2.A1" office:value-type="string">
            <text:p text:style-name="P24"><text:span text:style-name="T21">1 1 1 1 1 0 1 0</text:span></text:p>
            <text:p text:style-name="P24"><text:span text:style-name="T21">0 0 0 0 0 0 0 0</text:span></text:p>
          </table:table-cell>
          <table:table-cell table:style-name="Таблица2.A1" office:value-type="string">
            <text:p text:style-name="P24"><text:span text:style-name="T21">0 0 0 0 0 0 0 0</text:span></text:p>
            <text:p text:style-name="P24"><text:span text:style-name="T21">0 1 0 1 1 0 0 0</text:span></text:p>
          </table:table-cell>
          <table:table-cell table:style-name="Таблица2.A1" office:value-type="string">
            <text:p text:style-name="P22"/>
          </table:table-cell>
          <table:table-cell table:style-name="Таблица2.A1" office:value-type="string">
            <text:p text:style-name="P22"/>
          </table:table-cell>
        </table:table-row>
        <table:table-row table:style-name="Таблица2.1">
          <table:table-cell table:style-name="Таблица2.A1" office:value-type="string">
            <text:p text:style-name="P24"><text:span text:style-name="T21">Коррекция частного</text:span></text:p>
          </table:table-cell>
          <table:table-cell table:style-name="Таблица2.A1" office:value-type="string">
            <text:p text:style-name="P23"><text:span text:style-name="T24">Коррекция </text:span><text:span text:style-name="T22">R1</text:span></text:p>
            <text:p text:style-name="P24"><text:span text:style-name="T21">Сумма</text:span></text:p>
          </table:table-cell>
          <table:table-cell table:style-name="Таблица2.A1" office:value-type="string">
            <text:p text:style-name="P24"><text:span text:style-name="T21">0 0 0 0 0 0 0 0</text:span></text:p>
            <text:p text:style-name="P24"><text:span text:style-name="T21">0 0 0 0 0 0 0 0</text:span></text:p>
          </table:table-cell>
          <table:table-cell table:style-name="Таблица2.A1" office:value-type="string">
            <text:p text:style-name="P24"><text:span text:style-name="T21">0 0 0 0 0 0 0 0</text:span></text:p>
            <text:p text:style-name="P23"><text:span text:style-name="T22">0 1 0 1 1 0 1 0</text:span></text:p>
          </table:table-cell>
          <table:table-cell table:style-name="Таблица2.A1" office:value-type="string">
            <text:p text:style-name="P22"/>
          </table:table-cell>
          <table:table-cell table:style-name="Таблица2.A1" office:value-type="string">
            <text:p text:style-name="P22"/>
          </table:table-cell>
        </table:table-row>
      </table:table>
      <text:p text:style-name="P19"/>
      <text:p text:style-name="P25"><text:span text:style-name="T13">В результате выполнения операции получено положительное частное</text:span></text:p>
      <text:p text:style-name="P11"><text:span text:style-name="T13"><text:s text:c="7"/>[</text:span><text:span text:style-name="T15">C</text:span><text:span text:style-name="T13">]</text:span><text:span text:style-name="T18">пр</text:span><text:span text:style-name="T13"> = <text:s/>(0.1011000)</text:span><text:span text:style-name="T17">2</text:span><text:span text:style-name="T13"> = (+88)</text:span><text:span text:style-name="T17">10 <text:s text:c="3"/></text:span><text:span text:style-name="T13">и нулевой остаток.</text:span></text:p>
      <text:p text:style-name="P18"/>
      <text:p text:style-name="P18"/>
      <text:p text:style-name="P11"><text:span text:style-name="T13">б) Оба операнда отрицательные (</text:span><text:span text:style-name="T15">A</text:span><text:span text:style-name="T13"> &lt; 0, </text:span><text:span text:style-name="T15">B</text:span><text:span text:style-name="T13"> &lt; 0):</text:span></text:p>
      <text:p text:style-name="P1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2"/>
          </table:table-cell>
          <table:table-cell table:style-name="Таблица3.A1" table:number-columns-spanned="3" office:value-type="string">
            <text:p text:style-name="P24"><text:span text:style-name="T21">Значение делимого: -1056</text:span></text:p>
            <text:p text:style-name="P24"><text:span text:style-name="T21">Значение делителя: -12</text:span></text:p>
          </table:table-cell>
          <table:covered-table-cell/>
          <table:covered-table-cell/>
          <table:table-cell table:style-name="Таблица3.A1" office:value-type="string">
            <text:p text:style-name="P24"><text:span text:style-name="T21">Знак остатка</text:span></text:p>
          </table:table-cell>
          <table:table-cell table:style-name="Таблица3.A1" office:value-type="string">
            <text:p text:style-name="P24"><text:span text:style-name="T21">Знак частного</text:span></text:p>
          </table:table-cell>
        </table:table-row>
        <table:table-row table:style-name="Таблица3.1">
          <table:table-cell table:style-name="Таблица3.A1" office:value-type="string">
            <text:p text:style-name="P24"><text:span text:style-name="T21">1 Проверка корректности деления и определение знакового разряда частного</text:span></text:p>
          </table:table-cell>
          <table:table-cell table:style-name="Таблица3.A1" office:value-type="string">
            <text:p text:style-name="P23"><text:span text:style-name="T22">[A]</text:span></text:p>
            <text:p text:style-name="P23"><text:span text:style-name="T22">[B]</text:span></text:p>
            <text:p text:style-name="P23"><text:span text:style-name="T22">[R</text:span><text:span text:style-name="T20">нач</text:span><text:span text:style-name="T22">]</text:span></text:p>
            <text:p text:style-name="P23"><text:span text:style-name="T22">[</text:span><text:span text:style-name="T23">R</text:span><text:span text:style-name="T20">нач</text:span><text:span text:style-name="T22">]</text:span></text:p>
            <text:p text:style-name="P23"><text:span text:style-name="T22">[B2]</text:span></text:p>
            <text:p text:style-name="P24"><text:span text:style-name="T21">Сумма</text:span></text:p>
            <text:p text:style-name="P23"><text:span text:style-name="T22">R</text:span><text:span text:style-name="T19">1</text:span></text:p>
          </table:table-cell>
          <table:table-cell table:style-name="Таблица3.A1" office:value-type="string">
            <text:p text:style-name="P23"><text:span text:style-name="T22">1 1 1 1 1 0 1 1</text:span></text:p>
            <text:p text:style-name="P23"><text:span text:style-name="T22">0 0 0 0 0 0 0 0</text:span></text:p>
            <text:p text:style-name="P23"><text:span text:style-name="T22">1 1 1 1 1 0 1 1</text:span></text:p>
            <text:p text:style-name="P23"><text:span text:style-name="T22">1 1 1 1 0 1 1 1</text:span></text:p>
            <text:p text:style-name="P24"><text:span text:style-name="T21">0 0 0 0 1 1 0 0</text:span></text:p>
            <text:p text:style-name="P24"><text:span text:style-name="T21">0 0 0 0 0 0 1 1</text:span></text:p>
            <text:p text:style-name="P24"><text:span text:style-name="T21">0 0 0 0 0 0 1 1</text:span></text:p>
          </table:table-cell>
          <table:table-cell table:style-name="Таблица3.A1" office:value-type="string">
            <text:p text:style-name="P23"><text:span text:style-name="T22">1 1 </text:span><text:span text:style-name="T24">1</text:span><text:span text:style-name="T22"> 0 </text:span><text:span text:style-name="T24">0</text:span><text:span text:style-name="T22"> 0 0 0</text:span></text:p>
            <text:p text:style-name="P23"><text:span text:style-name="T22">0 0 0 0 0 0 0 0</text:span></text:p>
            <text:p text:style-name="P23"><text:span text:style-name="T22">1 1 </text:span><text:span text:style-name="T24">1</text:span><text:span text:style-name="T22"> 0 </text:span><text:span text:style-name="T24">0</text:span><text:span text:style-name="T22"> 0 0 0</text:span></text:p>
            <text:p text:style-name="P23"><text:span text:style-name="T22">1 </text:span><text:span text:style-name="T24">1</text:span><text:span text:style-name="T22"> 0 </text:span><text:span text:style-name="T24">0</text:span><text:span text:style-name="T22"> 0 0 0 0</text:span></text:p>
            <text:p text:style-name="P23"><text:span text:style-name="T22">0 0 0 0 0 0 0 0</text:span></text:p>
            <text:p text:style-name="P23"><text:span text:style-name="T22">1 </text:span><text:span text:style-name="T24">1</text:span><text:span text:style-name="T22"> 0 </text:span><text:span text:style-name="T24">0</text:span><text:span text:style-name="T22"> 0 0 0 0</text:span></text:p>
            <text:p text:style-name="P24"><text:span text:style-name="T21">1 1 0 0 0 0 0 0</text:span></text:p>
          </table:table-cell>
          <table:table-cell table:style-name="Таблица3.A1" office:value-type="string">
            <text:p text:style-name="P22"/>
            <text:p text:style-name="P22"/>
            <text:p text:style-name="P22"/>
            <text:p text:style-name="P22"/>
            <text:p text:style-name="P24"><text:span text:style-name="T21">1</text:span></text:p>
            <text:p text:style-name="P22"/>
            <text:p text:style-name="P23"><text:span text:style-name="T22">0</text:span></text:p>
          </table:table-cell>
          <table:table-cell table:style-name="Таблица3.A1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3"><text:span text:style-name="T22">0</text:span></text:p>
          </table:table-cell>
        </table:table-row>
        <table:table-row table:style-name="Таблица3.1">
          <table:table-cell table:style-name="Таблица3.A1" office:value-type="string">
            <text:p text:style-name="P24"><text:span text:style-name="T21">2</text:span></text:p>
          </table:table-cell>
          <table:table-cell table:style-name="Таблица3.A1" office:value-type="string">
            <text:p text:style-name="P23"><text:span text:style-name="T23">R</text:span><text:span text:style-name="T19">1</text:span></text:p>
            <text:p text:style-name="P23"><text:span text:style-name="T22">[B1]</text:span></text:p>
            <text:p text:style-name="P24"><text:span text:style-name="T21">Сумма</text:span></text:p>
            <text:p text:style-name="P23"><text:span text:style-name="T22">R</text:span><text:span text:style-name="T19">2</text:span></text:p>
          </table:table-cell>
          <table:table-cell table:style-name="Таблица3.A1" office:value-type="string">
            <text:p text:style-name="P23"><text:span text:style-name="T22">0 0 0 0 0 1 1 1</text:span></text:p>
            <text:p text:style-name="P24"><text:span text:style-name="T21">1 1 1 1 0 1 0 0</text:span></text:p>
            <text:p text:style-name="P23"><text:span text:style-name="T24">1</text:span><text:span text:style-name="T22"> </text:span><text:span text:style-name="T24">1</text:span><text:span text:style-name="T22"> </text:span><text:span text:style-name="T24">1</text:span><text:span text:style-name="T22"> </text:span><text:span text:style-name="T24">1</text:span><text:span text:style-name="T22"> </text:span><text:span text:style-name="T24">1</text:span><text:span text:style-name="T22"> </text:span><text:span text:style-name="T24">0</text:span><text:span text:style-name="T22"> </text:span><text:span text:style-name="T24">1</text:span><text:span text:style-name="T22"> </text:span><text:span text:style-name="T24">1</text:span></text:p>
            <text:p text:style-name="P24"><text:span text:style-name="T21">1 1 1 1 1 0 1 1</text:span></text:p>
          </table:table-cell>
          <table:table-cell table:style-name="Таблица3.A1" office:value-type="string">
            <text:p text:style-name="P23"><text:span text:style-name="T24">1</text:span><text:span text:style-name="T22"> 0 </text:span><text:span text:style-name="T24">0</text:span><text:span text:style-name="T22"> 0 0 0 0 0</text:span></text:p>
            <text:p text:style-name="P23"><text:span text:style-name="T22">0 0 0 0 0 0 0 0</text:span></text:p>
            <text:p text:style-name="P23"><text:span text:style-name="T24">1</text:span><text:span text:style-name="T22"> 0 </text:span><text:span text:style-name="T24">0</text:span><text:span text:style-name="T22"> 0 0 0 0 0</text:span></text:p>
            <text:p text:style-name="P23"><text:span text:style-name="T24">1</text:span><text:span text:style-name="T22"> 0 </text:span><text:span text:style-name="T24">0</text:span><text:span text:style-name="T22"> 0 0 0 0 </text:span><text:span text:style-name="T24">1</text:span></text:p>
          </table:table-cell>
          <table:table-cell table:style-name="Таблица3.A1" office:value-type="string">
            <text:p text:style-name="P22"/>
            <text:p text:style-name="P23"><text:span text:style-name="T22">0</text:span></text:p>
            <text:p text:style-name="P22"/>
            <text:p text:style-name="P24"><text:span text:style-name="T21">1</text:span></text:p>
          </table:table-cell>
          <table:table-cell table:style-name="Таблица3.A1" office:value-type="string">
            <text:p text:style-name="P22"/>
            <text:p text:style-name="P22"/>
            <text:p text:style-name="P22"/>
            <text:p text:style-name="P23"><text:span text:style-name="T22">1</text:span></text:p>
          </table:table-cell>
        </table:table-row>
        <table:table-row table:style-name="Таблица3.1">
          <table:table-cell table:style-name="Таблица3.A1" office:value-type="string">
            <text:p text:style-name="P24"><text:span text:style-name="T21">3</text:span></text:p>
          </table:table-cell>
          <table:table-cell table:style-name="Таблица3.A1" office:value-type="string">
            <text:p text:style-name="P23"><text:span text:style-name="T23">R</text:span><text:span text:style-name="T19">2</text:span></text:p>
            <text:p text:style-name="P23"><text:soft-page-break/><text:span text:style-name="T22">[B</text:span><text:span text:style-name="T24">2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3</text:span></text:p>
          </table:table-cell>
          <table:table-cell table:style-name="Таблица3.A1" office:value-type="string">
            <text:p text:style-name="P24"><text:span text:style-name="T21">1 1 1 1 0 1 1 1</text:span></text:p>
            <text:p text:style-name="P24"><text:soft-page-break/><text:span text:style-name="T21">0 0 0 0 1 1 0 0</text:span></text:p>
            <text:p text:style-name="P24"><text:span text:style-name="T21">0 0 0 0 0 0 1 1</text:span></text:p>
            <text:p text:style-name="P24"><text:span text:style-name="T21">0 0 0 0 0 0 1 1</text:span></text:p>
          </table:table-cell>
          <table:table-cell table:style-name="Таблица3.A1" office:value-type="string">
            <text:p text:style-name="P23"><text:span text:style-name="T22">0 </text:span><text:span text:style-name="T24">0</text:span><text:span text:style-name="T22"> 0 0 0 0 </text:span><text:span text:style-name="T24">1 0</text:span></text:p>
            <text:p text:style-name="P24"><text:soft-page-break/><text:span text:style-name="T21">0 0 0 0 0 0 0 0</text:span></text:p>
            <text:p text:style-name="P23"><text:span text:style-name="T22">0 </text:span><text:span text:style-name="T24">0</text:span><text:span text:style-name="T22"> 0 0 0 0 </text:span><text:span text:style-name="T24">1 0</text:span></text:p>
            <text:p text:style-name="P23"><text:span text:style-name="T22">0 </text:span><text:span text:style-name="T24">0</text:span><text:span text:style-name="T22"> 0 0 0 0 </text:span><text:span text:style-name="T24">1 0</text:span></text:p>
          </table:table-cell>
          <table:table-cell table:style-name="Таблица3.A1" office:value-type="string">
            <text:p text:style-name="P22"/>
            <text:p text:style-name="P24"><text:soft-page-break/><text:span text:style-name="T21">1</text:span></text:p>
            <text:p text:style-name="P22"/>
            <text:p text:style-name="P24"><text:span text:style-name="T21">0</text:span></text:p>
          </table:table-cell>
          <table:table-cell table:style-name="Таблица3.A1" office:value-type="string">
            <text:p text:style-name="P22"/>
            <text:p text:style-name="P22"><text:soft-page-break/></text:p>
            <text:p text:style-name="P22"/>
            <text:p text:style-name="P23"><text:span text:style-name="T22">0</text:span></text:p>
          </table:table-cell>
        </table:table-row>
        <table:table-row table:style-name="Таблица3.1">
          <table:table-cell table:style-name="Таблица3.A1" office:value-type="string">
            <text:p text:style-name="P24"><text:span text:style-name="T21">4</text:span></text:p>
          </table:table-cell>
          <table:table-cell table:style-name="Таблица3.A1" office:value-type="string">
            <text:p text:style-name="P23"><text:span text:style-name="T23">R</text:span><text:span text:style-name="T19">3</text:span></text:p>
            <text:p text:style-name="P23"><text:span text:style-name="T22">[B</text:span><text:span text:style-name="T24">1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4</text:span></text:p>
          </table:table-cell>
          <table:table-cell table:style-name="Таблица3.A1" office:value-type="string">
            <text:p text:style-name="P24"><text:span text:style-name="T21">0 0 0 0 0 1 1 0</text:span></text:p>
            <text:p text:style-name="P24"><text:span text:style-name="T21">1 1 1 1 0 1 0 0</text:span></text:p>
            <text:p text:style-name="P24"><text:span text:style-name="T21">1 1 1 1 1 0 1 0</text:span></text:p>
            <text:p text:style-name="P24"><text:span text:style-name="T21">1 1 1 1 1 0 1 0</text:span></text:p>
          </table:table-cell>
          <table:table-cell table:style-name="Таблица3.A1" office:value-type="string">
            <text:p text:style-name="P23"><text:span text:style-name="T24">0</text:span><text:span text:style-name="T22"> 0 0 0 0 </text:span><text:span text:style-name="T24">1 0 0</text:span></text:p>
            <text:p text:style-name="P24"><text:span text:style-name="T21">0 0 0 0 0 0 0 0</text:span></text:p>
            <text:p text:style-name="P24"><text:span text:style-name="T21">0 0 0 0 0 1 0 0</text:span></text:p>
            <text:p text:style-name="P24"><text:span text:style-name="T21">0 0 0 0 0 1 0 1</text:span></text:p>
          </table:table-cell>
          <table:table-cell table:style-name="Таблица3.A1" office:value-type="string">
            <text:p text:style-name="P22"/>
            <text:p text:style-name="P24"><text:span text:style-name="T21">0</text:span></text:p>
            <text:p text:style-name="P22"/>
            <text:p text:style-name="P24"><text:span text:style-name="T21">1</text:span></text:p>
          </table:table-cell>
          <table:table-cell table:style-name="Таблица3.A1" office:value-type="string">
            <text:p text:style-name="P22"/>
            <text:p text:style-name="P22"/>
            <text:p text:style-name="P22"/>
            <text:p text:style-name="P23"><text:span text:style-name="T22">1</text:span></text:p>
          </table:table-cell>
        </table:table-row>
        <table:table-row table:style-name="Таблица3.1">
          <table:table-cell table:style-name="Таблица3.A1" office:value-type="string">
            <text:p text:style-name="P24"><text:span text:style-name="T21">5</text:span></text:p>
          </table:table-cell>
          <table:table-cell table:style-name="Таблица3.A1" office:value-type="string">
            <text:p text:style-name="P23"><text:span text:style-name="T23">R</text:span><text:span text:style-name="T19">4</text:span></text:p>
            <text:p text:style-name="P23"><text:span text:style-name="T22">[B</text:span><text:span text:style-name="T24">2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5</text:span></text:p>
          </table:table-cell>
          <table:table-cell table:style-name="Таблица3.A1" office:value-type="string">
            <text:p text:style-name="P24"><text:span text:style-name="T21">1 1 1 1 0 1 0 0</text:span></text:p>
            <text:p text:style-name="P24"><text:span text:style-name="T21">0 0 0 0 1 1 0 0</text:span></text:p>
            <text:p text:style-name="P24"><text:span text:style-name="T21">0 0 0 0 0 0 0 0</text:span></text:p>
            <text:p text:style-name="P24"><text:span text:style-name="T21">0 0 0 0 0 0 0 0</text:span></text:p>
          </table:table-cell>
          <table:table-cell table:style-name="Таблица3.A1" office:value-type="string">
            <text:p text:style-name="P24"><text:span text:style-name="T21">0 0 0 0 1 0 1 0</text:span></text:p>
            <text:p text:style-name="P24"><text:span text:style-name="T21">0 0 0 0 0 0 0 0</text:span></text:p>
            <text:p text:style-name="P24"><text:span text:style-name="T21">0 0 0 0 1 0 1 0</text:span></text:p>
            <text:p text:style-name="P24"><text:span text:style-name="T21">0 0 0 0 1 0 1 0</text:span></text:p>
          </table:table-cell>
          <table:table-cell table:style-name="Таблица3.A1" office:value-type="string">
            <text:p text:style-name="P22"/>
            <text:p text:style-name="P24"><text:span text:style-name="T21">1</text:span></text:p>
            <text:p text:style-name="P22"/>
            <text:p text:style-name="P24"><text:span text:style-name="T21">0</text:span></text:p>
          </table:table-cell>
          <table:table-cell table:style-name="Таблица3.A1" office:value-type="string">
            <text:p text:style-name="P22"/>
            <text:p text:style-name="P22"/>
            <text:p text:style-name="P22"/>
            <text:p text:style-name="P24"><text:span text:style-name="T21">0</text:span></text:p>
          </table:table-cell>
        </table:table-row>
        <table:table-row table:style-name="Таблица3.1">
          <table:table-cell table:style-name="Таблица3.A1" office:value-type="string">
            <text:p text:style-name="P24"><text:span text:style-name="T21">6</text:span></text:p>
          </table:table-cell>
          <table:table-cell table:style-name="Таблица3.A1" office:value-type="string">
            <text:p text:style-name="P23"><text:span text:style-name="T23">R</text:span><text:span text:style-name="T19">5</text:span></text:p>
            <text:p text:style-name="P23"><text:span text:style-name="T22">[B</text:span><text:span text:style-name="T24">1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6</text:span></text:p>
          </table:table-cell>
          <table:table-cell table:style-name="Таблица3.A1" office:value-type="string">
            <text:p text:style-name="P24"><text:span text:style-name="T21">0 0 0 0 0 0 0 0</text:span></text:p>
            <text:p text:style-name="P24"><text:span text:style-name="T21">1 1 1 1 0 1 0 0</text:span></text:p>
            <text:p text:style-name="P24"><text:span text:style-name="T21">1 1 1 1 0 1 0 0</text:span></text:p>
            <text:p text:style-name="P24"><text:span text:style-name="T21">1 1 1 1 0 1 0 0</text:span></text:p>
          </table:table-cell>
          <table:table-cell table:style-name="Таблица3.A1" office:value-type="string">
            <text:p text:style-name="P24"><text:span text:style-name="T21">0 0 0 1 0 1 0 0</text:span></text:p>
            <text:p text:style-name="P24"><text:span text:style-name="T21">0 0 0 0 0 0 0 0</text:span></text:p>
            <text:p text:style-name="P24"><text:span text:style-name="T21">0 0 0 1 0 1 0 0</text:span></text:p>
            <text:p text:style-name="P24"><text:span text:style-name="T21">0 0 0 1 0 1 0 1</text:span></text:p>
          </table:table-cell>
          <table:table-cell table:style-name="Таблица3.A1" office:value-type="string">
            <text:p text:style-name="P22"/>
            <text:p text:style-name="P24"><text:span text:style-name="T21">0</text:span></text:p>
            <text:p text:style-name="P22"/>
            <text:p text:style-name="P24"><text:span text:style-name="T21">1</text:span></text:p>
          </table:table-cell>
          <table:table-cell table:style-name="Таблица3.A1" office:value-type="string">
            <text:p text:style-name="P22"/>
            <text:p text:style-name="P22"/>
            <text:p text:style-name="P22"/>
            <text:p text:style-name="P24"><text:span text:style-name="T21">1</text:span></text:p>
          </table:table-cell>
        </table:table-row>
        <table:table-row table:style-name="Таблица3.1">
          <table:table-cell table:style-name="Таблица3.A1" office:value-type="string">
            <text:p text:style-name="P24"><text:span text:style-name="T21">7</text:span></text:p>
          </table:table-cell>
          <table:table-cell table:style-name="Таблица3.A1" office:value-type="string">
            <text:p text:style-name="P23"><text:span text:style-name="T23">R</text:span><text:span text:style-name="T19">6</text:span></text:p>
            <text:p text:style-name="P23"><text:span text:style-name="T22">[B</text:span><text:span text:style-name="T24">2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7</text:span></text:p>
          </table:table-cell>
          <table:table-cell table:style-name="Таблица3.A1" office:value-type="string">
            <text:p text:style-name="P24"><text:span text:style-name="T21">1 1 1 0 1 0 0 0</text:span></text:p>
            <text:p text:style-name="P24"><text:span text:style-name="T21">0 0 0 0 1 1 0 0</text:span></text:p>
            <text:p text:style-name="P24"><text:span text:style-name="T21">1 1 1 1 0 1 0 0</text:span></text:p>
            <text:p text:style-name="P24"><text:span text:style-name="T21">1 1 1 1 0 1 0 0</text:span></text:p>
          </table:table-cell>
          <table:table-cell table:style-name="Таблица3.A1" office:value-type="string">
            <text:p text:style-name="P24"><text:span text:style-name="T21">0 0 1 0 1 0 1 0</text:span></text:p>
            <text:p text:style-name="P24"><text:span text:style-name="T21">0 0 0 0 0 0 0 0</text:span></text:p>
            <text:p text:style-name="P24"><text:span text:style-name="T21">0 0 1 0 1 0 1 0</text:span></text:p>
            <text:p text:style-name="P24"><text:span text:style-name="T21">0 0 1 0 1 0 1 1</text:span></text:p>
          </table:table-cell>
          <table:table-cell table:style-name="Таблица3.A1" office:value-type="string">
            <text:p text:style-name="P22"/>
            <text:p text:style-name="P24"><text:span text:style-name="T21">1</text:span></text:p>
            <text:p text:style-name="P22"/>
            <text:p text:style-name="P24"><text:span text:style-name="T21">1</text:span></text:p>
          </table:table-cell>
          <table:table-cell table:style-name="Таблица3.A1" office:value-type="string">
            <text:p text:style-name="P22"/>
            <text:p text:style-name="P22"/>
            <text:p text:style-name="P22"/>
            <text:p text:style-name="P24"><text:span text:style-name="T21">1</text:span></text:p>
          </table:table-cell>
        </table:table-row>
        <table:table-row table:style-name="Таблица3.1">
          <table:table-cell table:style-name="Таблица3.A1" office:value-type="string">
            <text:p text:style-name="P24"><text:span text:style-name="T21">8</text:span></text:p>
          </table:table-cell>
          <table:table-cell table:style-name="Таблица3.A1" office:value-type="string">
            <text:p text:style-name="P23"><text:span text:style-name="T23">R</text:span><text:span text:style-name="T19">7</text:span></text:p>
            <text:p text:style-name="P23"><text:span text:style-name="T22">[B</text:span><text:span text:style-name="T24">2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8</text:span></text:p>
          </table:table-cell>
          <table:table-cell table:style-name="Таблица3.A1" office:value-type="string">
            <text:p text:style-name="P24"><text:span text:style-name="T21">1 1 1 0 1 0 0 0</text:span></text:p>
            <text:p text:style-name="P24"><text:span text:style-name="T21">0 0 0 0 1 1 0 0</text:span></text:p>
            <text:p text:style-name="P24"><text:span text:style-name="T21">1 1 1 1 0 1 0 0</text:span></text:p>
            <text:p text:style-name="P24"><text:span text:style-name="T21">1 1 1 1 0 1 0 0</text:span></text:p>
          </table:table-cell>
          <table:table-cell table:style-name="Таблица3.A1" office:value-type="string">
            <text:p text:style-name="P24"><text:span text:style-name="T21">0 1 0 1 0 1 1 0</text:span></text:p>
            <text:p text:style-name="P24"><text:span text:style-name="T21">0 0 0 0 0 0 0 0</text:span></text:p>
            <text:p text:style-name="P24"><text:span text:style-name="T21">0 1 0 1 0 1 1 0</text:span></text:p>
            <text:p text:style-name="P24"><text:span text:style-name="T21">0 1 0 1 0 1 1 1</text:span></text:p>
          </table:table-cell>
          <table:table-cell table:style-name="Таблица3.A1" office:value-type="string">
            <text:p text:style-name="P22"/>
            <text:p text:style-name="P24"><text:span text:style-name="T21">1</text:span></text:p>
            <text:p text:style-name="P22"/>
            <text:p text:style-name="P24"><text:span text:style-name="T21">1</text:span></text:p>
          </table:table-cell>
          <table:table-cell table:style-name="Таблица3.A1" office:value-type="string">
            <text:p text:style-name="P22"/>
            <text:p text:style-name="P22"/>
            <text:p text:style-name="P22"/>
            <text:p text:style-name="P24"><text:span text:style-name="T21">1</text:span></text:p>
          </table:table-cell>
        </table:table-row>
        <table:table-row table:style-name="Таблица3.1">
          <table:table-cell table:style-name="Таблица3.A1" office:value-type="string">
            <text:p text:style-name="P24"><text:span text:style-name="T21">Коррекция остатка</text:span></text:p>
          </table:table-cell>
          <table:table-cell table:style-name="Таблица3.A1" office:value-type="string">
            <text:p text:style-name="P23"><text:span text:style-name="T22">[B</text:span><text:span text:style-name="T24">2</text:span><text:span text:style-name="T22">]</text:span></text:p>
            <text:p text:style-name="P24"><text:span text:style-name="T21">Сумма</text:span></text:p>
          </table:table-cell>
          <table:table-cell table:style-name="Таблица3.A1" office:value-type="string">
            <text:p text:style-name="P24"><text:span text:style-name="T21">0 0 0 0 1 1 0 0</text:span></text:p>
            <text:p text:style-name="P24"><text:span text:style-name="T21">0 0 0 0 0 0 0 0</text:span></text:p>
          </table:table-cell>
          <table:table-cell table:style-name="Таблица3.A1" office:value-type="string">
            <text:p text:style-name="P24"><text:span text:style-name="T21">0 0 0 0 0 0 0 0</text:span></text:p>
            <text:p text:style-name="P24"><text:span text:style-name="T21">0 1 0 1 0 1 1 1</text:span></text:p>
          </table:table-cell>
          <table:table-cell table:style-name="Таблица3.A1" office:value-type="string">
            <text:p text:style-name="P22"/>
          </table:table-cell>
          <table:table-cell table:style-name="Таблица3.A1" office:value-type="string">
            <text:p text:style-name="P22"/>
          </table:table-cell>
        </table:table-row>
        <table:table-row table:style-name="Таблица3.1">
          <table:table-cell table:style-name="Таблица3.A1" office:value-type="string">
            <text:p text:style-name="P24"><text:span text:style-name="T21">Коррекция частного</text:span></text:p>
          </table:table-cell>
          <table:table-cell table:style-name="Таблица3.A1" office:value-type="string">
            <text:p text:style-name="P23"><text:span text:style-name="T24">Коррекция </text:span><text:span text:style-name="T22">R2</text:span></text:p>
            <text:p text:style-name="P24"><text:span text:style-name="T21">Сумма</text:span></text:p>
          </table:table-cell>
          <table:table-cell table:style-name="Таблица3.A1" office:value-type="string">
            <text:p text:style-name="P24"><text:span text:style-name="T21">0 0 0 0 0 0 0 0</text:span></text:p>
            <text:p text:style-name="P24"><text:span text:style-name="T21">0 0 0 0 0 0 0 0</text:span></text:p>
          </table:table-cell>
          <table:table-cell table:style-name="Таблица3.A1" office:value-type="string">
            <text:p text:style-name="P24"><text:span text:style-name="T21">0 0 0 0 0 0 0 1</text:span></text:p>
            <text:p text:style-name="P23"><text:span text:style-name="T22">0 1 0 1 </text:span><text:span text:style-name="T24">1 0 0</text:span><text:span text:style-name="T22"> 0</text:span></text:p>
          </table:table-cell>
          <table:table-cell table:style-name="Таблица3.A1" office:value-type="string">
            <text:p text:style-name="P22"/>
          </table:table-cell>
          <table:table-cell table:style-name="Таблица3.A1" office:value-type="string">
            <text:p text:style-name="P22"/>
          </table:table-cell>
        </table:table-row>
      </table:table>
      <text:p text:style-name="P19"/>
      <text:p text:style-name="P25"><text:span text:style-name="T13">В результате выполнения операции получено положительное частное</text:span></text:p>
      <text:p text:style-name="P11"><text:span text:style-name="T13"><text:s text:c="7"/>[</text:span><text:span text:style-name="T15">C</text:span><text:span text:style-name="T13">]</text:span><text:span text:style-name="T18">пр</text:span><text:span text:style-name="T13"> = <text:s/>(0.1011000)</text:span><text:span text:style-name="T17">2</text:span><text:span text:style-name="T13"> = (+88)</text:span><text:span text:style-name="T17">10 <text:s text:c="3"/></text:span><text:span text:style-name="T13">и нулевой остаток.</text:span></text:p>
      <text:p text:style-name="P18"/>
      <text:p text:style-name="P17"/>
      <text:p text:style-name="P14"><text:span text:style-name="T12">в) Делимое отрицательное (</text:span><text:span text:style-name="T14">A</text:span><text:span text:style-name="T12"> &lt; 0), делитель положительный (</text:span><text:span text:style-name="T14">B</text:span><text:span text:style-name="T12"> &gt; 0):</text:span></text:p>
      <text:p text:style-name="P2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ext:soft-page-break/>
        <table:table-row table:style-name="Таблица4.1">
          <table:table-cell table:style-name="Таблица4.A1" office:value-type="string">
            <text:p text:style-name="P22"/>
          </table:table-cell>
          <table:table-cell table:style-name="Таблица4.A1" table:number-columns-spanned="3" office:value-type="string">
            <text:p text:style-name="P24"><text:span text:style-name="T21">Значение делимого: -1056</text:span></text:p>
            <text:p text:style-name="P24"><text:span text:style-name="T21">Значение делителя: 12</text:span></text:p>
          </table:table-cell>
          <table:covered-table-cell/>
          <table:covered-table-cell/>
          <table:table-cell table:style-name="Таблица4.A1" office:value-type="string">
            <text:p text:style-name="P24"><text:span text:style-name="T21">Знак остатка</text:span></text:p>
          </table:table-cell>
          <table:table-cell table:style-name="Таблица4.A1" office:value-type="string">
            <text:p text:style-name="P24"><text:span text:style-name="T21">Знак частного</text:span></text:p>
          </table:table-cell>
        </table:table-row>
        <table:table-row table:style-name="Таблица4.1">
          <table:table-cell table:style-name="Таблица4.A1" office:value-type="string">
            <text:p text:style-name="P24"><text:span text:style-name="T21">1 Проверка корректности деления и определение знакового разряда частного</text:span></text:p>
          </table:table-cell>
          <table:table-cell table:style-name="Таблица4.A1" office:value-type="string">
            <text:p text:style-name="P23"><text:span text:style-name="T22">[A]</text:span></text:p>
            <text:p text:style-name="P23"><text:span text:style-name="T22">[B]</text:span></text:p>
            <text:p text:style-name="P23"><text:span text:style-name="T22">[R</text:span><text:span text:style-name="T20">нач</text:span><text:span text:style-name="T22">]</text:span></text:p>
            <text:p text:style-name="P23"><text:span text:style-name="T22">[</text:span><text:span text:style-name="T23">R</text:span><text:span text:style-name="T20">нач</text:span><text:span text:style-name="T22">]</text:span></text:p>
            <text:p text:style-name="P23"><text:span text:style-name="T22">[B1]</text:span></text:p>
            <text:p text:style-name="P24"><text:span text:style-name="T21">Сумма</text:span></text:p>
            <text:p text:style-name="P23"><text:span text:style-name="T22">R</text:span><text:span text:style-name="T19">1</text:span></text:p>
          </table:table-cell>
          <table:table-cell table:style-name="Таблица4.A1" office:value-type="string">
            <text:p text:style-name="P23"><text:span text:style-name="T22">1 1 1 1 1 0 1 1</text:span></text:p>
            <text:p text:style-name="P23"><text:span text:style-name="T22">0 0 0 0 0 0 0 0</text:span></text:p>
            <text:p text:style-name="P23"><text:span text:style-name="T22">1 1 1 1 1 0 1 1</text:span></text:p>
            <text:p text:style-name="P23"><text:span text:style-name="T22">1 1 1 1 0 1 1 1</text:span></text:p>
            <text:p text:style-name="P24"><text:span text:style-name="T21">0 0 0 0 1 1 0 0</text:span></text:p>
            <text:p text:style-name="P24"><text:span text:style-name="T21">0 0 0 0 0 0 1 1</text:span></text:p>
            <text:p text:style-name="P24"><text:span text:style-name="T21">0 0 0 0 0 0 1 1</text:span></text:p>
          </table:table-cell>
          <table:table-cell table:style-name="Таблица4.A1" office:value-type="string">
            <text:p text:style-name="P23"><text:span text:style-name="T22">1 1 </text:span><text:span text:style-name="T24">1</text:span><text:span text:style-name="T22"> 0 </text:span><text:span text:style-name="T24">0</text:span><text:span text:style-name="T22"> 0 0 0</text:span></text:p>
            <text:p text:style-name="P23"><text:span text:style-name="T22">0 0 0 0 0 0 0 0</text:span></text:p>
            <text:p text:style-name="P23"><text:span text:style-name="T22">1 1 1 0 </text:span><text:span text:style-name="T24">0</text:span><text:span text:style-name="T22"> 0 0 0</text:span></text:p>
            <text:p text:style-name="P23"><text:span text:style-name="T22">1 </text:span><text:span text:style-name="T24">1</text:span><text:span text:style-name="T22"> 0 </text:span><text:span text:style-name="T24">0</text:span><text:span text:style-name="T22"> 0 0 0 0</text:span></text:p>
            <text:p text:style-name="P23"><text:span text:style-name="T22">0 0 0 0 0 0 0 0</text:span></text:p>
            <text:p text:style-name="P23"><text:span text:style-name="T22">1 </text:span><text:span text:style-name="T24">1</text:span><text:span text:style-name="T22"> 0 </text:span><text:span text:style-name="T24">0</text:span><text:span text:style-name="T22"> 0 0 0 0</text:span></text:p>
            <text:p text:style-name="P24"><text:span text:style-name="T21">1 1 0 0 0 0 0 1</text:span></text:p>
          </table:table-cell>
          <table:table-cell table:style-name="Таблица4.A1" office:value-type="string">
            <text:p text:style-name="P22"/>
            <text:p text:style-name="P22"/>
            <text:p text:style-name="P22"/>
            <text:p text:style-name="P22"/>
            <text:p text:style-name="P24"><text:span text:style-name="T21">1</text:span></text:p>
            <text:p text:style-name="P22"/>
            <text:p text:style-name="P23"><text:span text:style-name="T22">0</text:span></text:p>
          </table:table-cell>
          <table:table-cell table:style-name="Таблица4.A1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4"><text:span text:style-name="T21">1</text:span></text:p>
          </table:table-cell>
        </table:table-row>
        <table:table-row table:style-name="Таблица4.1">
          <table:table-cell table:style-name="Таблица4.A1" office:value-type="string">
            <text:p text:style-name="P24"><text:span text:style-name="T21">2</text:span></text:p>
          </table:table-cell>
          <table:table-cell table:style-name="Таблица4.A1" office:value-type="string">
            <text:p text:style-name="P23"><text:span text:style-name="T23">R</text:span><text:span text:style-name="T19">1</text:span></text:p>
            <text:p text:style-name="P23"><text:span text:style-name="T22">[B</text:span><text:span text:style-name="T24">2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2</text:span></text:p>
          </table:table-cell>
          <table:table-cell table:style-name="Таблица4.A1" office:value-type="string">
            <text:p text:style-name="P23"><text:span text:style-name="T22">0 0 0 0 0 1 1 1</text:span></text:p>
            <text:p text:style-name="P24"><text:span text:style-name="T21">1 1 1 1 0 1 0 0</text:span></text:p>
            <text:p text:style-name="P23"><text:span text:style-name="T24">1</text:span><text:span text:style-name="T22"> </text:span><text:span text:style-name="T24">1</text:span><text:span text:style-name="T22"> </text:span><text:span text:style-name="T24">1</text:span><text:span text:style-name="T22"> </text:span><text:span text:style-name="T24">1</text:span><text:span text:style-name="T22"> </text:span><text:span text:style-name="T24">1</text:span><text:span text:style-name="T22"> </text:span><text:span text:style-name="T24">0</text:span><text:span text:style-name="T22"> </text:span><text:span text:style-name="T24">1</text:span><text:span text:style-name="T22"> </text:span><text:span text:style-name="T24">1</text:span></text:p>
            <text:p text:style-name="P24"><text:span text:style-name="T21">1 1 1 1 1 0 1 1</text:span></text:p>
          </table:table-cell>
          <table:table-cell table:style-name="Таблица4.A1" office:value-type="string">
            <text:p text:style-name="P23"><text:span text:style-name="T24">1</text:span><text:span text:style-name="T22"> 0 </text:span><text:span text:style-name="T24">0</text:span><text:span text:style-name="T22"> 0 0 0 </text:span><text:span text:style-name="T24">1</text:span><text:span text:style-name="T22"> 0</text:span></text:p>
            <text:p text:style-name="P23"><text:span text:style-name="T22">0 0 0 0 0 0 0 0</text:span></text:p>
            <text:p text:style-name="P23"><text:span text:style-name="T24">1</text:span><text:span text:style-name="T22"> 0 </text:span><text:span text:style-name="T24">0</text:span><text:span text:style-name="T22"> 0 0 0 </text:span><text:span text:style-name="T24">1</text:span><text:span text:style-name="T22"> 0</text:span></text:p>
            <text:p text:style-name="P23"><text:span text:style-name="T24">1</text:span><text:span text:style-name="T22"> 0 </text:span><text:span text:style-name="T24">0</text:span><text:span text:style-name="T22"> 0 0 0 </text:span><text:span text:style-name="T24">1</text:span><text:span text:style-name="T22"> </text:span><text:span text:style-name="T24">0</text:span></text:p>
          </table:table-cell>
          <table:table-cell table:style-name="Таблица4.A1" office:value-type="string">
            <text:p text:style-name="P22"/>
            <text:p text:style-name="P23"><text:span text:style-name="T22">0</text:span></text:p>
            <text:p text:style-name="P22"/>
            <text:p text:style-name="P24"><text:span text:style-name="T21">1</text:span></text:p>
          </table:table-cell>
          <table:table-cell table:style-name="Таблица4.A1" office:value-type="string">
            <text:p text:style-name="P22"/>
            <text:p text:style-name="P22"/>
            <text:p text:style-name="P22"/>
            <text:p text:style-name="P24"><text:span text:style-name="T21">0</text:span></text:p>
          </table:table-cell>
        </table:table-row>
        <table:table-row table:style-name="Таблица4.1">
          <table:table-cell table:style-name="Таблица4.A1" office:value-type="string">
            <text:p text:style-name="P24"><text:span text:style-name="T21">3</text:span></text:p>
          </table:table-cell>
          <table:table-cell table:style-name="Таблица4.A1" office:value-type="string">
            <text:p text:style-name="P23"><text:span text:style-name="T23">R</text:span><text:span text:style-name="T19">2</text:span></text:p>
            <text:p text:style-name="P23"><text:span text:style-name="T22">[B</text:span><text:span text:style-name="T24">1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3</text:span></text:p>
          </table:table-cell>
          <table:table-cell table:style-name="Таблица4.A1" office:value-type="string">
            <text:p text:style-name="P24"><text:span text:style-name="T21">1 1 1 1 0 1 1 1</text:span></text:p>
            <text:p text:style-name="P24"><text:span text:style-name="T21">0 0 0 0 1 1 0 0</text:span></text:p>
            <text:p text:style-name="P24"><text:span text:style-name="T21">0 0 0 0 0 0 1 1</text:span></text:p>
            <text:p text:style-name="P24"><text:span text:style-name="T21">0 0 0 0 0 0 1 1</text:span></text:p>
          </table:table-cell>
          <table:table-cell table:style-name="Таблица4.A1" office:value-type="string">
            <text:p text:style-name="P23"><text:span text:style-name="T24">0 0</text:span><text:span text:style-name="T22"> 0 0 0 </text:span><text:span text:style-name="T24">1</text:span><text:span text:style-name="T22"> </text:span><text:span text:style-name="T24">0 0</text:span></text:p>
            <text:p text:style-name="P24"><text:span text:style-name="T21">0 0 0 0 0 0 0 0</text:span></text:p>
            <text:p text:style-name="P23"><text:span text:style-name="T22">0 </text:span><text:span text:style-name="T24">0</text:span><text:span text:style-name="T22"> 0 0 0 </text:span><text:span text:style-name="T24">1</text:span><text:span text:style-name="T22"> </text:span><text:span text:style-name="T24">0 0</text:span></text:p>
            <text:p text:style-name="P23"><text:span text:style-name="T22">0 </text:span><text:span text:style-name="T24">0 </text:span><text:span text:style-name="T22">0 0 0 </text:span><text:span text:style-name="T24">1</text:span><text:span text:style-name="T22"> </text:span><text:span text:style-name="T24">0 1</text:span></text:p>
          </table:table-cell>
          <table:table-cell table:style-name="Таблица4.A1" office:value-type="string">
            <text:p text:style-name="P22"/>
            <text:p text:style-name="P24"><text:span text:style-name="T21">1</text:span></text:p>
            <text:p text:style-name="P22"/>
            <text:p text:style-name="P24"><text:span text:style-name="T21">0</text:span></text:p>
          </table:table-cell>
          <table:table-cell table:style-name="Таблица4.A1" office:value-type="string">
            <text:p text:style-name="P22"/>
            <text:p text:style-name="P22"/>
            <text:p text:style-name="P22"/>
            <text:p text:style-name="P24"><text:span text:style-name="T21">1</text:span></text:p>
          </table:table-cell>
        </table:table-row>
        <table:table-row table:style-name="Таблица4.1">
          <table:table-cell table:style-name="Таблица4.A1" office:value-type="string">
            <text:p text:style-name="P24"><text:span text:style-name="T21">4</text:span></text:p>
          </table:table-cell>
          <table:table-cell table:style-name="Таблица4.A1" office:value-type="string">
            <text:p text:style-name="P23"><text:span text:style-name="T23">R</text:span><text:span text:style-name="T19">3</text:span></text:p>
            <text:p text:style-name="P23"><text:span text:style-name="T22">[B</text:span><text:span text:style-name="T24">2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4</text:span></text:p>
          </table:table-cell>
          <table:table-cell table:style-name="Таблица4.A1" office:value-type="string">
            <text:p text:style-name="P24"><text:span text:style-name="T21">0 0 0 0 0 1 1 0</text:span></text:p>
            <text:p text:style-name="P24"><text:span text:style-name="T21">1 1 1 1 0 1 0 0</text:span></text:p>
            <text:p text:style-name="P24"><text:span text:style-name="T21">1 1 1 1 1 0 1 0</text:span></text:p>
            <text:p text:style-name="P24"><text:span text:style-name="T21">1 1 1 1 1 0 1 0</text:span></text:p>
          </table:table-cell>
          <table:table-cell table:style-name="Таблица4.A1" office:value-type="string">
            <text:p text:style-name="P23"><text:span text:style-name="T24">0</text:span><text:span text:style-name="T22"> 0 0 0 </text:span><text:span text:style-name="T24">1</text:span><text:span text:style-name="T22"> </text:span><text:span text:style-name="T24">0 1 0</text:span></text:p>
            <text:p text:style-name="P24"><text:span text:style-name="T21">0 0 0 0 0 0 0 0</text:span></text:p>
            <text:p text:style-name="P23"><text:span text:style-name="T24">0</text:span><text:span text:style-name="T22"> 0 0 0 </text:span><text:span text:style-name="T24">1</text:span><text:span text:style-name="T22"> </text:span><text:span text:style-name="T24">0 1 0</text:span></text:p>
            <text:p text:style-name="P23"><text:span text:style-name="T24">0</text:span><text:span text:style-name="T22"> 0 0 0 </text:span><text:span text:style-name="T24">1</text:span><text:span text:style-name="T22"> </text:span><text:span text:style-name="T24">0 1 0</text:span></text:p>
          </table:table-cell>
          <table:table-cell table:style-name="Таблица4.A1" office:value-type="string">
            <text:p text:style-name="P22"/>
            <text:p text:style-name="P24"><text:span text:style-name="T21">0</text:span></text:p>
            <text:p text:style-name="P22"/>
            <text:p text:style-name="P24"><text:span text:style-name="T21">1</text:span></text:p>
          </table:table-cell>
          <table:table-cell table:style-name="Таблица4.A1" office:value-type="string">
            <text:p text:style-name="P22"/>
            <text:p text:style-name="P22"/>
            <text:p text:style-name="P22"/>
            <text:p text:style-name="P24"><text:span text:style-name="T21">0</text:span></text:p>
          </table:table-cell>
        </table:table-row>
        <table:table-row table:style-name="Таблица4.1">
          <table:table-cell table:style-name="Таблица4.A1" office:value-type="string">
            <text:p text:style-name="P24"><text:span text:style-name="T21">5</text:span></text:p>
          </table:table-cell>
          <table:table-cell table:style-name="Таблица4.A1" office:value-type="string">
            <text:p text:style-name="P23"><text:span text:style-name="T23">R</text:span><text:span text:style-name="T19">4</text:span></text:p>
            <text:p text:style-name="P23"><text:span text:style-name="T22">[B</text:span><text:span text:style-name="T24">1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5</text:span></text:p>
          </table:table-cell>
          <table:table-cell table:style-name="Таблица4.A1" office:value-type="string">
            <text:p text:style-name="P24"><text:span text:style-name="T21">1 1 1 1 0 1 0 0</text:span></text:p>
            <text:p text:style-name="P24"><text:span text:style-name="T21">0 0 0 0 1 1 0 0</text:span></text:p>
            <text:p text:style-name="P24"><text:span text:style-name="T21">0 0 0 0 0 0 0 0</text:span></text:p>
            <text:p text:style-name="P24"><text:span text:style-name="T21">0 0 0 0 0 0 0 0</text:span></text:p>
          </table:table-cell>
          <table:table-cell table:style-name="Таблица4.A1" office:value-type="string">
            <text:p text:style-name="P23"><text:span text:style-name="T22">0 0 0 </text:span><text:span text:style-name="T24">1</text:span><text:span text:style-name="T22"> </text:span><text:span text:style-name="T24">0 1 0 0</text:span></text:p>
            <text:p text:style-name="P24"><text:span text:style-name="T21">0 0 0 0 0 0 0 0</text:span></text:p>
            <text:p text:style-name="P23"><text:span text:style-name="T22">0 0 0 </text:span><text:span text:style-name="T24">1 0 1 0 0</text:span></text:p>
            <text:p text:style-name="P23"><text:span text:style-name="T22">0 0 0 </text:span><text:span text:style-name="T24">1</text:span><text:span text:style-name="T22"> </text:span><text:span text:style-name="T24">0 1 0 1</text:span></text:p>
          </table:table-cell>
          <table:table-cell table:style-name="Таблица4.A1" office:value-type="string">
            <text:p text:style-name="P22"/>
            <text:p text:style-name="P24"><text:span text:style-name="T21">1</text:span></text:p>
            <text:p text:style-name="P22"/>
            <text:p text:style-name="P24"><text:span text:style-name="T21">0</text:span></text:p>
          </table:table-cell>
          <table:table-cell table:style-name="Таблица4.A1" office:value-type="string">
            <text:p text:style-name="P22"/>
            <text:p text:style-name="P22"/>
            <text:p text:style-name="P22"/>
            <text:p text:style-name="P24"><text:span text:style-name="T21">1</text:span></text:p>
          </table:table-cell>
        </table:table-row>
        <table:table-row table:style-name="Таблица4.1">
          <table:table-cell table:style-name="Таблица4.A1" office:value-type="string">
            <text:p text:style-name="P24"><text:span text:style-name="T21">6</text:span></text:p>
          </table:table-cell>
          <table:table-cell table:style-name="Таблица4.A1" office:value-type="string">
            <text:p text:style-name="P23"><text:span text:style-name="T23">R</text:span><text:span text:style-name="T19">5</text:span></text:p>
            <text:p text:style-name="P23"><text:span text:style-name="T22">[B</text:span><text:span text:style-name="T24">2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6</text:span></text:p>
          </table:table-cell>
          <table:table-cell table:style-name="Таблица4.A1" office:value-type="string">
            <text:p text:style-name="P24"><text:span text:style-name="T21">0 0 0 0 0 0 0 0</text:span></text:p>
            <text:p text:style-name="P24"><text:span text:style-name="T21">1 1 1 1 0 1 0 0</text:span></text:p>
            <text:p text:style-name="P24"><text:span text:style-name="T21">1 1 1 1 0 1 0 0</text:span></text:p>
            <text:p text:style-name="P24"><text:span text:style-name="T21">1 1 1 1 0 1 0 0</text:span></text:p>
          </table:table-cell>
          <table:table-cell table:style-name="Таблица4.A1" office:value-type="string">
            <text:p text:style-name="P23"><text:span text:style-name="T22">0 0 </text:span><text:span text:style-name="T24">1 0 1 0 1 0</text:span></text:p>
            <text:p text:style-name="P24"><text:span text:style-name="T21">0 0 0 0 0 0 0 0</text:span></text:p>
            <text:p text:style-name="P23"><text:span text:style-name="T22">0 0 </text:span><text:span text:style-name="T24">1</text:span><text:span text:style-name="T22"> </text:span><text:span text:style-name="T24">0 1 0 1 0</text:span></text:p>
            <text:p text:style-name="P23"><text:span text:style-name="T22">0 0 </text:span><text:span text:style-name="T24">1</text:span><text:span text:style-name="T22"> </text:span><text:span text:style-name="T24">0 1 0 1 0</text:span></text:p>
          </table:table-cell>
          <table:table-cell table:style-name="Таблица4.A1" office:value-type="string">
            <text:p text:style-name="P22"/>
            <text:p text:style-name="P24"><text:span text:style-name="T21">0</text:span></text:p>
            <text:p text:style-name="P22"/>
            <text:p text:style-name="P24"><text:span text:style-name="T21">1</text:span></text:p>
          </table:table-cell>
          <table:table-cell table:style-name="Таблица4.A1" office:value-type="string">
            <text:p text:style-name="P22"/>
            <text:p text:style-name="P22"/>
            <text:p text:style-name="P22"/>
            <text:p text:style-name="P24"><text:span text:style-name="T21">0</text:span></text:p>
          </table:table-cell>
        </table:table-row>
        <table:table-row table:style-name="Таблица4.1">
          <table:table-cell table:style-name="Таблица4.A1" office:value-type="string">
            <text:p text:style-name="P24"><text:span text:style-name="T21">7</text:span></text:p>
          </table:table-cell>
          <table:table-cell table:style-name="Таблица4.A1" office:value-type="string">
            <text:p text:style-name="P23"><text:span text:style-name="T23">R</text:span><text:span text:style-name="T19">6</text:span></text:p>
            <text:p text:style-name="P23"><text:span text:style-name="T22">[B</text:span><text:span text:style-name="T24">1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7</text:span></text:p>
          </table:table-cell>
          <table:table-cell table:style-name="Таблица4.A1" office:value-type="string">
            <text:p text:style-name="P24"><text:span text:style-name="T21">1 1 1 0 1 0 0 0</text:span></text:p>
            <text:p text:style-name="P24"><text:span text:style-name="T21">0 0 0 0 1 1 0 0</text:span></text:p>
            <text:p text:style-name="P24"><text:span text:style-name="T21">1 1 1 1 0 1 0 0</text:span></text:p>
            <text:p text:style-name="P24"><text:span text:style-name="T21">1 1 1 1 0 1 0 0</text:span></text:p>
          </table:table-cell>
          <table:table-cell table:style-name="Таблица4.A1" office:value-type="string">
            <text:p text:style-name="P23"><text:span text:style-name="T22">0 </text:span><text:span text:style-name="T24">1</text:span><text:span text:style-name="T22"> </text:span><text:span text:style-name="T24">0 1 0 1 0 0</text:span></text:p>
            <text:p text:style-name="P24"><text:span text:style-name="T21">0 0 0 0 0 0 0 0</text:span></text:p>
            <text:p text:style-name="P23"><text:span text:style-name="T22">0 </text:span><text:span text:style-name="T24">1</text:span><text:span text:style-name="T22"> </text:span><text:span text:style-name="T24">0 1 0 1 0 0</text:span></text:p>
            <text:p text:style-name="P23"><text:span text:style-name="T22">0 </text:span><text:span text:style-name="T24">1</text:span><text:span text:style-name="T22"> </text:span><text:span text:style-name="T24">0 1 0 1 0 0</text:span></text:p>
          </table:table-cell>
          <table:table-cell table:style-name="Таблица4.A1" office:value-type="string">
            <text:p text:style-name="P22"/>
            <text:p text:style-name="P24"><text:span text:style-name="T21">1</text:span></text:p>
            <text:p text:style-name="P22"/>
            <text:p text:style-name="P24"><text:span text:style-name="T21">1</text:span></text:p>
          </table:table-cell>
          <table:table-cell table:style-name="Таблица4.A1" office:value-type="string">
            <text:p text:style-name="P22"/>
            <text:p text:style-name="P22"/>
            <text:p text:style-name="P22"/>
            <text:p text:style-name="P24"><text:span text:style-name="T21">0</text:span></text:p>
          </table:table-cell>
        </table:table-row>
        <table:table-row table:style-name="Таблица4.1">
          <table:table-cell table:style-name="Таблица4.A1" office:value-type="string">
            <text:p text:style-name="P24"><text:span text:style-name="T21">8</text:span></text:p>
          </table:table-cell>
          <table:table-cell table:style-name="Таблица4.A1" office:value-type="string">
            <text:p text:style-name="P23"><text:span text:style-name="T23">R</text:span><text:span text:style-name="T19">7</text:span></text:p>
            <text:p text:style-name="P23"><text:soft-page-break/><text:span text:style-name="T22">[B</text:span><text:span text:style-name="T24">1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8</text:span></text:p>
          </table:table-cell>
          <table:table-cell table:style-name="Таблица4.A1" office:value-type="string">
            <text:p text:style-name="P24"><text:span text:style-name="T21">1 1 1 0 1 0 0 0</text:span></text:p>
            <text:p text:style-name="P24"><text:soft-page-break/><text:span text:style-name="T21">0 0 0 0 1 1 0 0</text:span></text:p>
            <text:p text:style-name="P24"><text:span text:style-name="T21">1 1 1 1 0 1 0 0</text:span></text:p>
            <text:p text:style-name="P24"><text:span text:style-name="T21">1 1 1 1 0 1 0 0</text:span></text:p>
          </table:table-cell>
          <table:table-cell table:style-name="Таблица4.A1" office:value-type="string">
            <text:p text:style-name="P23"><text:span text:style-name="T24">1</text:span><text:span text:style-name="T22"> </text:span><text:span text:style-name="T24">0 1 0 1 0 0 0</text:span></text:p>
            <text:p text:style-name="P24"><text:soft-page-break/><text:span text:style-name="T21">0 0 0 0 0 0 0 0</text:span></text:p>
            <text:p text:style-name="P23"><text:span text:style-name="T24">1</text:span><text:span text:style-name="T22"> </text:span><text:span text:style-name="T24">0 1 0 1 0 0 0</text:span></text:p>
            <text:p text:style-name="P24"><text:span text:style-name="T21">1 0 1 0 1 0 0 1</text:span></text:p>
          </table:table-cell>
          <table:table-cell table:style-name="Таблица4.A1" office:value-type="string">
            <text:p text:style-name="P22"/>
            <text:p text:style-name="P24"><text:soft-page-break/><text:span text:style-name="T21">1</text:span></text:p>
            <text:p text:style-name="P22"/>
            <text:p text:style-name="P24"><text:span text:style-name="T21">1</text:span></text:p>
          </table:table-cell>
          <table:table-cell table:style-name="Таблица4.A1" office:value-type="string">
            <text:p text:style-name="P22"/>
            <text:p text:style-name="P22"><text:soft-page-break/></text:p>
            <text:p text:style-name="P22"/>
            <text:p text:style-name="P24"><text:span text:style-name="T21">1</text:span></text:p>
          </table:table-cell>
        </table:table-row>
        <table:table-row table:style-name="Таблица4.1">
          <table:table-cell table:style-name="Таблица4.A1" office:value-type="string">
            <text:p text:style-name="P24"><text:span text:style-name="T21">Коррекция остатка</text:span></text:p>
          </table:table-cell>
          <table:table-cell table:style-name="Таблица4.A1" office:value-type="string">
            <text:p text:style-name="P23"><text:span text:style-name="T22">[B</text:span><text:span text:style-name="T24">1</text:span><text:span text:style-name="T22">]</text:span></text:p>
            <text:p text:style-name="P24"><text:span text:style-name="T21">Сумма</text:span></text:p>
          </table:table-cell>
          <table:table-cell table:style-name="Таблица4.A1" office:value-type="string">
            <text:p text:style-name="P23"><text:span text:style-name="T22">0 0 0 0 </text:span><text:span text:style-name="T24">1 1</text:span><text:span text:style-name="T22"> 0 0</text:span></text:p>
            <text:p text:style-name="P24"><text:span text:style-name="T21">0 0 0 0 0 0 0 0</text:span></text:p>
          </table:table-cell>
          <table:table-cell table:style-name="Таблица4.A1" office:value-type="string">
            <text:p text:style-name="P24"><text:span text:style-name="T21">0 0 0 0 0 0 0 0</text:span></text:p>
            <text:p text:style-name="P24"><text:span text:style-name="T21">1 0 1 0 1 0 0 1</text:span></text:p>
          </table:table-cell>
          <table:table-cell table:style-name="Таблица4.A1" office:value-type="string">
            <text:p text:style-name="P22"/>
          </table:table-cell>
          <table:table-cell table:style-name="Таблица4.A1" office:value-type="string">
            <text:p text:style-name="P22"/>
          </table:table-cell>
        </table:table-row>
        <table:table-row table:style-name="Таблица4.1">
          <table:table-cell table:style-name="Таблица4.A1" office:value-type="string">
            <text:p text:style-name="P24"><text:span text:style-name="T21">Коррекция частного</text:span></text:p>
          </table:table-cell>
          <table:table-cell table:style-name="Таблица4.A1" office:value-type="string">
            <text:p text:style-name="P23"><text:span text:style-name="T24">Коррекция </text:span><text:span text:style-name="T22">R2</text:span></text:p>
            <text:p text:style-name="P24"><text:span text:style-name="T21">Сумма</text:span></text:p>
          </table:table-cell>
          <table:table-cell table:style-name="Таблица4.A1" office:value-type="string">
            <text:p text:style-name="P24"><text:span text:style-name="T21">0 0 0 0 0 0 0 0</text:span></text:p>
            <text:p text:style-name="P24"><text:span text:style-name="T21">0 0 0 0 0 0 0 0</text:span></text:p>
          </table:table-cell>
          <table:table-cell table:style-name="Таблица4.A1" office:value-type="string">
            <text:p text:style-name="P24"><text:span text:style-name="T21">1 1 1 1 1 1 1 1</text:span></text:p>
            <text:p text:style-name="P24"><text:span text:style-name="T21">1 0 1 0 1 0 0 0</text:span></text:p>
          </table:table-cell>
          <table:table-cell table:style-name="Таблица4.A1" office:value-type="string">
            <text:p text:style-name="P22"/>
          </table:table-cell>
          <table:table-cell table:style-name="Таблица4.A1" office:value-type="string">
            <text:p text:style-name="P22"/>
          </table:table-cell>
        </table:table-row>
      </table:table>
      <text:p text:style-name="P20"/>
      <text:p text:style-name="P26"><text:span text:style-name="T13">В результате выполнения операции получено отрицательное частное</text:span></text:p>
      <text:p text:style-name="P15"><text:span text:style-name="T13"><text:s text:c="4"/>[</text:span><text:span text:style-name="T15">C</text:span><text:span text:style-name="T13">]</text:span><text:span text:style-name="T18">доп</text:span><text:span text:style-name="T13"> = <text:s/>(1.0101000)</text:span><text:span text:style-name="T17">2</text:span><text:span text:style-name="T13">, <text:s text:c="5"/>[</text:span><text:span text:style-name="T15">C</text:span><text:span text:style-name="T13">]</text:span><text:span text:style-name="T18">пр</text:span><text:span text:style-name="T13"> = <text:s/>(1.1011000)= (–88)</text:span><text:span text:style-name="T17">10 <text:s text:c="7"/></text:span><text:span text:style-name="T13">и нулевой остаток.</text:span></text:p>
      <text:p text:style-name="P21"/>
      <text:p text:style-name="P14"><text:span text:style-name="T12">г) Делимое положительное (</text:span><text:span text:style-name="T14">A</text:span><text:span text:style-name="T12"> &gt; 0), делитель отрицательный (</text:span><text:span text:style-name="T14">B</text:span><text:span text:style-name="T12"> &lt; 0):</text:span></text:p>
      <text:p text:style-name="P20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column table:style-name="Таблица5.F"/>
        <table:table-row table:style-name="Таблица5.1">
          <table:table-cell table:style-name="Таблица5.A1" office:value-type="string">
            <text:p text:style-name="P22"/>
          </table:table-cell>
          <table:table-cell table:style-name="Таблица5.A1" table:number-columns-spanned="3" office:value-type="string">
            <text:p text:style-name="P24"><text:span text:style-name="T21">Значение делимого: 1056</text:span></text:p>
            <text:p text:style-name="P24"><text:span text:style-name="T21">Значение делителя: -12</text:span></text:p>
          </table:table-cell>
          <table:covered-table-cell/>
          <table:covered-table-cell/>
          <table:table-cell table:style-name="Таблица5.A1" office:value-type="string">
            <text:p text:style-name="P24"><text:span text:style-name="T21">Знак остатка</text:span></text:p>
          </table:table-cell>
          <table:table-cell table:style-name="Таблица5.A1" office:value-type="string">
            <text:p text:style-name="P24"><text:span text:style-name="T21">Знак частного</text:span></text:p>
          </table:table-cell>
        </table:table-row>
        <table:table-row table:style-name="Таблица5.1">
          <table:table-cell table:style-name="Таблица5.A1" office:value-type="string">
            <text:p text:style-name="P24"><text:span text:style-name="T21">1 Проверка корректности деления и определение знакового разряда частного</text:span></text:p>
          </table:table-cell>
          <table:table-cell table:style-name="Таблица5.A1" office:value-type="string">
            <text:p text:style-name="P23"><text:span text:style-name="T22">[A]</text:span></text:p>
            <text:p text:style-name="P23"><text:span text:style-name="T22">[B]</text:span></text:p>
            <text:p text:style-name="P23"><text:span text:style-name="T22">[R</text:span><text:span text:style-name="T20">нач</text:span><text:span text:style-name="T22">]</text:span></text:p>
            <text:p text:style-name="P23"><text:span text:style-name="T22">[</text:span><text:span text:style-name="T23">R</text:span><text:span text:style-name="T20">нач</text:span><text:span text:style-name="T22">]</text:span></text:p>
            <text:p text:style-name="P23"><text:span text:style-name="T22">[B1]</text:span></text:p>
            <text:p text:style-name="P24"><text:span text:style-name="T21">Сумма</text:span></text:p>
            <text:p text:style-name="P23"><text:span text:style-name="T22">R</text:span><text:span text:style-name="T19">1</text:span></text:p>
          </table:table-cell>
          <table:table-cell table:style-name="Таблица5.A1" office:value-type="string">
            <text:p text:style-name="P24"><text:span text:style-name="T21">0 0 0 0 0 1 0 0</text:span></text:p>
            <text:p text:style-name="P23"><text:span text:style-name="T22">1 1 1 1 1 1 1 1</text:span></text:p>
            <text:p text:style-name="P23"><text:span text:style-name="T22">0 0 0 0 0 1 0 0</text:span></text:p>
            <text:p text:style-name="P23"><text:span text:style-name="T22">0 0 0 0 1 0 0 0</text:span></text:p>
            <text:p text:style-name="P24"><text:span text:style-name="T21">1 1 1 1 0 1 0 0</text:span></text:p>
            <text:p text:style-name="P23"><text:span text:style-name="T22">1 1 1 1 1 1 0 0</text:span></text:p>
            <text:p text:style-name="P23"><text:span text:style-name="T22">1 1 1 1 1 1 0 0</text:span></text:p>
          </table:table-cell>
          <table:table-cell table:style-name="Таблица5.A1" office:value-type="string">
            <text:p text:style-name="P23"><text:span text:style-name="T22">0 0 </text:span><text:span text:style-name="T24">1 0 0</text:span><text:span text:style-name="T22"> 0 0 0</text:span></text:p>
            <text:p text:style-name="P24"><text:span text:style-name="T21">1 1 1 1 0 1 0 0</text:span></text:p>
            <text:p text:style-name="P23"><text:span text:style-name="T22">0 0 </text:span><text:span text:style-name="T24">0</text:span><text:span text:style-name="T22"> 1 </text:span><text:span text:style-name="T24">0</text:span><text:span text:style-name="T22"> </text:span><text:span text:style-name="T24">1</text:span><text:span text:style-name="T22"> 0 0</text:span></text:p>
            <text:p text:style-name="P23"><text:span text:style-name="T22">0 1 </text:span><text:span text:style-name="T24">0</text:span><text:span text:style-name="T22"> 1 0 0 0 0</text:span></text:p>
            <text:p text:style-name="P23"><text:span text:style-name="T22">0 0 0 0 0 0 0 0</text:span></text:p>
            <text:p text:style-name="P23"><text:span text:style-name="T22">0 1 </text:span><text:span text:style-name="T24">0</text:span><text:span text:style-name="T22"> 1 0 0 0 0</text:span></text:p>
            <text:p text:style-name="P23"><text:span text:style-name="T22">0 1 </text:span><text:span text:style-name="T24">0</text:span><text:span text:style-name="T22"> 1 0 0 0 1</text:span></text:p>
          </table:table-cell>
          <table:table-cell table:style-name="Таблица5.A1" office:value-type="string">
            <text:p text:style-name="P22"/>
            <text:p text:style-name="P22"/>
            <text:p text:style-name="P22"/>
            <text:p text:style-name="P22"/>
            <text:p text:style-name="P23"><text:span text:style-name="T22">0</text:span></text:p>
            <text:p text:style-name="P22"/>
            <text:p text:style-name="P23"><text:span text:style-name="T22">1</text:span></text:p>
          </table:table-cell>
          <table:table-cell table:style-name="Таблица5.A1" office:value-type="string">
            <text:p text:style-name="P22"/>
            <text:p text:style-name="P22"/>
            <text:p text:style-name="P22"/>
            <text:p text:style-name="P22"/>
            <text:p text:style-name="P22"/>
            <text:p text:style-name="P22"/>
            <text:p text:style-name="P24"><text:span text:style-name="T21">1</text:span></text:p>
          </table:table-cell>
        </table:table-row>
        <table:table-row table:style-name="Таблица5.1">
          <table:table-cell table:style-name="Таблица5.A1" office:value-type="string">
            <text:p text:style-name="P24"><text:span text:style-name="T21">2</text:span></text:p>
          </table:table-cell>
          <table:table-cell table:style-name="Таблица5.A1" office:value-type="string">
            <text:p text:style-name="P23"><text:span text:style-name="T23">R</text:span><text:span text:style-name="T19">1</text:span></text:p>
            <text:p text:style-name="P23"><text:span text:style-name="T22">[B</text:span><text:span text:style-name="T24">2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2</text:span></text:p>
          </table:table-cell>
          <table:table-cell table:style-name="Таблица5.A1" office:value-type="string">
            <text:p text:style-name="P23"><text:span text:style-name="T22">1 1 1 1 1 0 0 0</text:span></text:p>
            <text:p text:style-name="P24"><text:span text:style-name="T21">0 0 0 0 1 1 0 0</text:span></text:p>
            <text:p text:style-name="P23"><text:span text:style-name="T22">0 0 0 0 0 1 0 0</text:span></text:p>
            <text:p text:style-name="P23"><text:span text:style-name="T22">0 0 0 0 0 1 0 0</text:span></text:p>
          </table:table-cell>
          <table:table-cell table:style-name="Таблица5.A1" office:value-type="string">
            <text:p text:style-name="P23"><text:span text:style-name="T22">1 </text:span><text:span text:style-name="T24">0</text:span><text:span text:style-name="T22"> 1 0 0 0 1 0</text:span></text:p>
            <text:p text:style-name="P23"><text:span text:style-name="T22">0 0 0 0 0 0 0 0</text:span></text:p>
            <text:p text:style-name="P23"><text:span text:style-name="T22">1 </text:span><text:span text:style-name="T24">0</text:span><text:span text:style-name="T22"> 1 0 0 0 1 0</text:span></text:p>
            <text:p text:style-name="P23"><text:span text:style-name="T22">1 </text:span><text:span text:style-name="T24">0</text:span><text:span text:style-name="T22"> 1 0 0 0 1 0</text:span></text:p>
          </table:table-cell>
          <table:table-cell table:style-name="Таблица5.A1" office:value-type="string">
            <text:p text:style-name="P22"/>
            <text:p text:style-name="P24"><text:span text:style-name="T21">1</text:span></text:p>
            <text:p text:style-name="P22"/>
            <text:p text:style-name="P24"><text:span text:style-name="T21">0</text:span></text:p>
          </table:table-cell>
          <table:table-cell table:style-name="Таблица5.A1" office:value-type="string">
            <text:p text:style-name="P22"/>
            <text:p text:style-name="P22"/>
            <text:p text:style-name="P22"/>
            <text:p text:style-name="P24"><text:span text:style-name="T21">0</text:span></text:p>
          </table:table-cell>
        </table:table-row>
        <table:table-row table:style-name="Таблица5.1">
          <table:table-cell table:style-name="Таблица5.A1" office:value-type="string">
            <text:p text:style-name="P24"><text:span text:style-name="T21">3</text:span></text:p>
          </table:table-cell>
          <table:table-cell table:style-name="Таблица5.A1" office:value-type="string">
            <text:p text:style-name="P23"><text:span text:style-name="T23">R</text:span><text:span text:style-name="T19">2</text:span></text:p>
            <text:p text:style-name="P23"><text:span text:style-name="T22">[B</text:span><text:span text:style-name="T24">1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3</text:span></text:p>
          </table:table-cell>
          <table:table-cell table:style-name="Таблица5.A1" office:value-type="string">
            <text:p text:style-name="P23"><text:span text:style-name="T22">0 0 0 0 1 0 0 1</text:span></text:p>
            <text:p text:style-name="P24"><text:span text:style-name="T21">1 1 1 1 0 1 0 0</text:span></text:p>
            <text:p text:style-name="P23"><text:span text:style-name="T22">1 1 1 1 1 1 0 1</text:span></text:p>
            <text:p text:style-name="P23"><text:span text:style-name="T22">1 1 1 1 1 1 0 1</text:span></text:p>
          </table:table-cell>
          <table:table-cell table:style-name="Таблица5.A1" office:value-type="string">
            <text:p text:style-name="P23"><text:span text:style-name="T24">0</text:span><text:span text:style-name="T22"> 1 0 0 0 1 0 0</text:span></text:p>
            <text:p text:style-name="P23"><text:span text:style-name="T22">0 0 0 0 0 0 0 0</text:span></text:p>
            <text:p text:style-name="P23"><text:span text:style-name="T24">0</text:span><text:span text:style-name="T22"> 1 0 0 0 1 0 0</text:span></text:p>
            <text:p text:style-name="P23"><text:span text:style-name="T24">0</text:span><text:span text:style-name="T22"> 1 0 0 0 1 0 1</text:span></text:p>
          </table:table-cell>
          <table:table-cell table:style-name="Таблица5.A1" office:value-type="string">
            <text:p text:style-name="P22"/>
            <text:p text:style-name="P24"><text:span text:style-name="T21">0</text:span></text:p>
            <text:p text:style-name="P22"/>
            <text:p text:style-name="P24"><text:span text:style-name="T21">1</text:span></text:p>
          </table:table-cell>
          <table:table-cell table:style-name="Таблица5.A1" office:value-type="string">
            <text:p text:style-name="P22"/>
            <text:p text:style-name="P22"/>
            <text:p text:style-name="P22"/>
            <text:p text:style-name="P24"><text:span text:style-name="T21">1</text:span></text:p>
          </table:table-cell>
        </table:table-row>
        <table:table-row table:style-name="Таблица5.1">
          <table:table-cell table:style-name="Таблица5.A1" office:value-type="string">
            <text:p text:style-name="P24"><text:span text:style-name="T21">4</text:span></text:p>
          </table:table-cell>
          <table:table-cell table:style-name="Таблица5.A1" office:value-type="string">
            <text:p text:style-name="P23"><text:span text:style-name="T23">R</text:span><text:span text:style-name="T19">3</text:span></text:p>
            <text:p text:style-name="P23"><text:span text:style-name="T22">[B</text:span><text:span text:style-name="T24">2</text:span><text:span text:style-name="T22">]</text:span></text:p>
            <text:p text:style-name="P24"><text:span text:style-name="T21">Сумма</text:span></text:p>
            <text:p text:style-name="P23"><text:soft-page-break/><text:span text:style-name="T22">R</text:span><text:span text:style-name="T19">4</text:span></text:p>
          </table:table-cell>
          <table:table-cell table:style-name="Таблица5.A1" office:value-type="string">
            <text:p text:style-name="P23"><text:span text:style-name="T22">1 1 1 1 1 0 1 </text:span><text:span text:style-name="T24">0</text:span></text:p>
            <text:p text:style-name="P24"><text:span text:style-name="T21">0 0 0 0 1 1 0 0</text:span></text:p>
            <text:p text:style-name="P23"><text:span text:style-name="T22">0 0 0 0 0 1 1 </text:span><text:span text:style-name="T24">0</text:span></text:p>
            <text:p text:style-name="P23"><text:soft-page-break/><text:span text:style-name="T22">0 0 0 0 0 1 1 </text:span><text:span text:style-name="T24">0</text:span></text:p>
          </table:table-cell>
          <table:table-cell table:style-name="Таблица5.A1" office:value-type="string">
            <text:p text:style-name="P23"><text:span text:style-name="T22">1 0 0 0 1 0 1 0</text:span></text:p>
            <text:p text:style-name="P23"><text:span text:style-name="T22">0 0 0 0 0 0 0 0</text:span></text:p>
            <text:p text:style-name="P23"><text:span text:style-name="T22">1 0 0 0 1 0 1 0</text:span></text:p>
            <text:p text:style-name="P23"><text:soft-page-break/><text:span text:style-name="T22">1 0 0 0 1 0 1 0</text:span></text:p>
          </table:table-cell>
          <table:table-cell table:style-name="Таблица5.A1" office:value-type="string">
            <text:p text:style-name="P22"/>
            <text:p text:style-name="P24"><text:span text:style-name="T21">1</text:span></text:p>
            <text:p text:style-name="P22"/>
            <text:p text:style-name="P24"><text:soft-page-break/><text:span text:style-name="T21">0</text:span></text:p>
          </table:table-cell>
          <table:table-cell table:style-name="Таблица5.A1" office:value-type="string">
            <text:p text:style-name="P22"/>
            <text:p text:style-name="P22"/>
            <text:p text:style-name="P22"/>
            <text:p text:style-name="P24"><text:soft-page-break/><text:span text:style-name="T21">0</text:span></text:p>
          </table:table-cell>
        </table:table-row>
        <table:table-row table:style-name="Таблица5.1">
          <table:table-cell table:style-name="Таблица5.A1" office:value-type="string">
            <text:p text:style-name="P24"><text:span text:style-name="T21">5</text:span></text:p>
          </table:table-cell>
          <table:table-cell table:style-name="Таблица5.A1" office:value-type="string">
            <text:p text:style-name="P23"><text:span text:style-name="T23">R</text:span><text:span text:style-name="T19">4</text:span></text:p>
            <text:p text:style-name="P23"><text:span text:style-name="T22">[B</text:span><text:span text:style-name="T24">1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5</text:span></text:p>
          </table:table-cell>
          <table:table-cell table:style-name="Таблица5.A1" office:value-type="string">
            <text:p text:style-name="P23"><text:span text:style-name="T22">0 0 0 0 1 1 </text:span><text:span text:style-name="T24">0</text:span><text:span text:style-name="T22"> 1</text:span></text:p>
            <text:p text:style-name="P24"><text:span text:style-name="T21">1 1 1 1 0 1 0 0</text:span></text:p>
            <text:p text:style-name="P23"><text:span text:style-name="T22">0 0 0 0 0 0 </text:span><text:span text:style-name="T24">0</text:span><text:span text:style-name="T22"> 1</text:span></text:p>
            <text:p text:style-name="P23"><text:span text:style-name="T22">0 0 0 0 0 0 </text:span><text:span text:style-name="T24">0</text:span><text:span text:style-name="T22"> 1</text:span></text:p>
          </table:table-cell>
          <table:table-cell table:style-name="Таблица5.A1" office:value-type="string">
            <text:p text:style-name="P23"><text:span text:style-name="T22">0 0 0 1 0 1 0 0</text:span></text:p>
            <text:p text:style-name="P23"><text:span text:style-name="T22">0 0 0 0 0 0 0 0</text:span></text:p>
            <text:p text:style-name="P23"><text:span text:style-name="T22">0 0 0 1 0 1 0 0</text:span></text:p>
            <text:p text:style-name="P23"><text:span text:style-name="T22">0 0 0 1 0 1 0 </text:span><text:span text:style-name="T24">1</text:span></text:p>
          </table:table-cell>
          <table:table-cell table:style-name="Таблица5.A1" office:value-type="string">
            <text:p text:style-name="P22"/>
            <text:p text:style-name="P24"><text:span text:style-name="T21">0</text:span></text:p>
            <text:p text:style-name="P22"/>
            <text:p text:style-name="P24"><text:span text:style-name="T21">0</text:span></text:p>
          </table:table-cell>
          <table:table-cell table:style-name="Таблица5.A1" office:value-type="string">
            <text:p text:style-name="P22"/>
            <text:p text:style-name="P22"/>
            <text:p text:style-name="P22"/>
            <text:p text:style-name="P24"><text:span text:style-name="T21">1</text:span></text:p>
          </table:table-cell>
        </table:table-row>
        <table:table-row table:style-name="Таблица5.1">
          <table:table-cell table:style-name="Таблица5.A1" office:value-type="string">
            <text:p text:style-name="P24"><text:span text:style-name="T21">6</text:span></text:p>
          </table:table-cell>
          <table:table-cell table:style-name="Таблица5.A1" office:value-type="string">
            <text:p text:style-name="P23"><text:span text:style-name="T23">R</text:span><text:span text:style-name="T19">5</text:span></text:p>
            <text:p text:style-name="P23"><text:span text:style-name="T22">[B</text:span><text:span text:style-name="T24">2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6</text:span></text:p>
          </table:table-cell>
          <table:table-cell table:style-name="Таблица5.A1" office:value-type="string">
            <text:p text:style-name="P23"><text:span text:style-name="T22">0 0 0 0 0 </text:span><text:span text:style-name="T24">0</text:span><text:span text:style-name="T22"> 1 0</text:span></text:p>
            <text:p text:style-name="P24"><text:span text:style-name="T21">0 0 0 0 1 1 0 0</text:span></text:p>
            <text:p text:style-name="P23"><text:span text:style-name="T24">0 0 0 0 1 1</text:span><text:span text:style-name="T22"> 1 0</text:span></text:p>
            <text:p text:style-name="P23"><text:span text:style-name="T24">0 0 0 0 1 1 1</text:span><text:span text:style-name="T22"> 0</text:span></text:p>
          </table:table-cell>
          <table:table-cell table:style-name="Таблица5.A1" office:value-type="string">
            <text:p text:style-name="P23"><text:span text:style-name="T22">0 0 1 0 1 0 </text:span><text:span text:style-name="T24">1</text:span><text:span text:style-name="T22"> 0</text:span></text:p>
            <text:p text:style-name="P23"><text:span text:style-name="T22">0 0 0 0 0 0 0 0</text:span></text:p>
            <text:p text:style-name="P23"><text:span text:style-name="T22">0 0 1 0 1 0 </text:span><text:span text:style-name="T24">1</text:span><text:span text:style-name="T22"> 0</text:span></text:p>
            <text:p text:style-name="P23"><text:span text:style-name="T22">0 0 1 0 1 0 </text:span><text:span text:style-name="T24">1 0</text:span></text:p>
          </table:table-cell>
          <table:table-cell table:style-name="Таблица5.A1" office:value-type="string">
            <text:p text:style-name="P22"/>
            <text:p text:style-name="P24"><text:span text:style-name="T21">0</text:span></text:p>
            <text:p text:style-name="P22"/>
            <text:p text:style-name="P24"><text:span text:style-name="T21">0</text:span></text:p>
          </table:table-cell>
          <table:table-cell table:style-name="Таблица5.A1" office:value-type="string">
            <text:p text:style-name="P22"/>
            <text:p text:style-name="P22"/>
            <text:p text:style-name="P22"/>
            <text:p text:style-name="P24"><text:span text:style-name="T21">0</text:span></text:p>
          </table:table-cell>
        </table:table-row>
        <table:table-row table:style-name="Таблица5.1">
          <table:table-cell table:style-name="Таблица5.A1" office:value-type="string">
            <text:p text:style-name="P24"><text:span text:style-name="T21">7</text:span></text:p>
          </table:table-cell>
          <table:table-cell table:style-name="Таблица5.A1" office:value-type="string">
            <text:p text:style-name="P23"><text:span text:style-name="T23">R</text:span><text:span text:style-name="T19">6</text:span></text:p>
            <text:p text:style-name="P23"><text:span text:style-name="T22">[B</text:span><text:span text:style-name="T24">1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7</text:span></text:p>
          </table:table-cell>
          <table:table-cell table:style-name="Таблица5.A1" office:value-type="string">
            <text:p text:style-name="P23"><text:span text:style-name="T24">0 0</text:span><text:span text:style-name="T22"> </text:span><text:span text:style-name="T24">0 1 1</text:span><text:span text:style-name="T22"> 1 0 0</text:span></text:p>
            <text:p text:style-name="P24"><text:span text:style-name="T21">1 1 1 1 0 1 0 0</text:span></text:p>
            <text:p text:style-name="P23"><text:span text:style-name="T22">0 0 0 </text:span><text:span text:style-name="T24">0 0</text:span><text:span text:style-name="T22"> 0 0 0</text:span></text:p>
            <text:p text:style-name="P23"><text:span text:style-name="T22">0 0 0 </text:span><text:span text:style-name="T24">0 0</text:span><text:span text:style-name="T22"> 0 0 0</text:span></text:p>
          </table:table-cell>
          <table:table-cell table:style-name="Таблица5.A1" office:value-type="string">
            <text:p text:style-name="P23"><text:span text:style-name="T22">0 1 0 1 0 </text:span><text:span text:style-name="T24">1 0</text:span><text:span text:style-name="T22"> 0</text:span></text:p>
            <text:p text:style-name="P23"><text:span text:style-name="T22">0 0 0 0 0 0 0 0</text:span></text:p>
            <text:p text:style-name="P23"><text:span text:style-name="T22">0 1 0 1 0 </text:span><text:span text:style-name="T24">1 0</text:span><text:span text:style-name="T22"> 0</text:span></text:p>
            <text:p text:style-name="P23"><text:span text:style-name="T22">0 1 0 1 0 </text:span><text:span text:style-name="T24">1 0</text:span><text:span text:style-name="T22"> </text:span><text:span text:style-name="T24">0</text:span></text:p>
          </table:table-cell>
          <table:table-cell table:style-name="Таблица5.A1" office:value-type="string">
            <text:p text:style-name="P22"/>
            <text:p text:style-name="P24"><text:span text:style-name="T21">0</text:span></text:p>
            <text:p text:style-name="P22"/>
            <text:p text:style-name="P24"><text:span text:style-name="T21">0</text:span></text:p>
          </table:table-cell>
          <table:table-cell table:style-name="Таблица5.A1" office:value-type="string">
            <text:p text:style-name="P22"/>
            <text:p text:style-name="P22"/>
            <text:p text:style-name="P22"/>
            <text:p text:style-name="P24"><text:span text:style-name="T21">0</text:span></text:p>
          </table:table-cell>
        </table:table-row>
        <table:table-row table:style-name="Таблица5.1">
          <table:table-cell table:style-name="Таблица5.A1" office:value-type="string">
            <text:p text:style-name="P24"><text:span text:style-name="T21">8</text:span></text:p>
          </table:table-cell>
          <table:table-cell table:style-name="Таблица5.A1" office:value-type="string">
            <text:p text:style-name="P23"><text:span text:style-name="T23">R</text:span><text:span text:style-name="T19">7</text:span></text:p>
            <text:p text:style-name="P23"><text:span text:style-name="T22">[B</text:span><text:span text:style-name="T24">1</text:span><text:span text:style-name="T22">]</text:span></text:p>
            <text:p text:style-name="P24"><text:span text:style-name="T21">Сумма</text:span></text:p>
            <text:p text:style-name="P23"><text:span text:style-name="T22">R</text:span><text:span text:style-name="T19">8</text:span></text:p>
          </table:table-cell>
          <table:table-cell table:style-name="Таблица5.A1" office:value-type="string">
            <text:p text:style-name="P23"><text:span text:style-name="T22">0 0 </text:span><text:span text:style-name="T24">0 0</text:span><text:span text:style-name="T22"> 0 0 0 0</text:span></text:p>
            <text:p text:style-name="P24"><text:span text:style-name="T21">1 1 1 1 0 1 0 0</text:span></text:p>
            <text:p text:style-name="P23"><text:span text:style-name="T24">1 1 1 1</text:span><text:span text:style-name="T22"> </text:span><text:span text:style-name="T24">0</text:span><text:span text:style-name="T22"> 1 0 0</text:span></text:p>
            <text:p text:style-name="P23"><text:span text:style-name="T24">1 1 1 1 0</text:span><text:span text:style-name="T22"> 1 0 0</text:span></text:p>
          </table:table-cell>
          <table:table-cell table:style-name="Таблица5.A1" office:value-type="string">
            <text:p text:style-name="P23"><text:span text:style-name="T22">1 0 1 0 </text:span><text:span text:style-name="T24">1 0</text:span><text:span text:style-name="T22"> </text:span><text:span text:style-name="T24">0</text:span><text:span text:style-name="T22"> 0</text:span></text:p>
            <text:p text:style-name="P23"><text:span text:style-name="T22">0 0 0 0 0 0 0 0</text:span></text:p>
            <text:p text:style-name="P23"><text:span text:style-name="T22">1 0 1 0 </text:span><text:span text:style-name="T24">1 0 0 </text:span><text:span text:style-name="T22">0</text:span></text:p>
            <text:p text:style-name="P23"><text:span text:style-name="T22">1 0 1 0 </text:span><text:span text:style-name="T24">1</text:span><text:span text:style-name="T22"> </text:span><text:span text:style-name="T24">0 0</text:span><text:span text:style-name="T22"> 1</text:span></text:p>
          </table:table-cell>
          <table:table-cell table:style-name="Таблица5.A1" office:value-type="string">
            <text:p text:style-name="P22"/>
            <text:p text:style-name="P24"><text:span text:style-name="T21">0</text:span></text:p>
            <text:p text:style-name="P22"/>
            <text:p text:style-name="P24"><text:span text:style-name="T21">1</text:span><text:bookmark text:name="_GoBack"/></text:p>
          </table:table-cell>
          <table:table-cell table:style-name="Таблица5.A1" office:value-type="string">
            <text:p text:style-name="P22"/>
            <text:p text:style-name="P22"/>
            <text:p text:style-name="P22"/>
            <text:p text:style-name="P24"><text:span text:style-name="T21">1</text:span></text:p>
          </table:table-cell>
        </table:table-row>
        <table:table-row table:style-name="Таблица5.1">
          <table:table-cell table:style-name="Таблица5.A1" office:value-type="string">
            <text:p text:style-name="P24"><text:span text:style-name="T21">Коррекция остатка</text:span></text:p>
          </table:table-cell>
          <table:table-cell table:style-name="Таблица5.A1" office:value-type="string">
            <text:p text:style-name="P23"><text:span text:style-name="T22">[B</text:span><text:span text:style-name="T24">2</text:span><text:span text:style-name="T22">]</text:span></text:p>
            <text:p text:style-name="P24"><text:span text:style-name="T21">Сумма</text:span></text:p>
          </table:table-cell>
          <table:table-cell table:style-name="Таблица5.A1" office:value-type="string">
            <text:p text:style-name="P24"><text:span text:style-name="T21">0 0 0 0 1 1 0 0</text:span></text:p>
            <text:p text:style-name="P23"><text:span text:style-name="T24">0 0 0 0 0 </text:span><text:span text:style-name="T22">0</text:span><text:span text:style-name="T24"> 0 0</text:span></text:p>
          </table:table-cell>
          <table:table-cell table:style-name="Таблица5.A1" office:value-type="string">
            <text:p text:style-name="P24"><text:span text:style-name="T21">0 0 0 0 0 0 0 0</text:span></text:p>
            <text:p text:style-name="P24"><text:span text:style-name="T21">1 0 1 0 1 0 0 1</text:span></text:p>
          </table:table-cell>
          <table:table-cell table:style-name="Таблица5.A1" office:value-type="string">
            <text:p text:style-name="P22"/>
          </table:table-cell>
          <table:table-cell table:style-name="Таблица5.A1" office:value-type="string">
            <text:p text:style-name="P22"/>
          </table:table-cell>
        </table:table-row>
        <table:table-row table:style-name="Таблица5.1">
          <table:table-cell table:style-name="Таблица5.A1" office:value-type="string">
            <text:p text:style-name="P24"><text:span text:style-name="T21">Коррекция частного</text:span></text:p>
          </table:table-cell>
          <table:table-cell table:style-name="Таблица5.A1" office:value-type="string">
            <text:p text:style-name="P23"><text:span text:style-name="T24">Коррекция </text:span><text:span text:style-name="T22">R2</text:span></text:p>
            <text:p text:style-name="P24"><text:span text:style-name="T21">Сумма</text:span></text:p>
          </table:table-cell>
          <table:table-cell table:style-name="Таблица5.A1" office:value-type="string">
            <text:p text:style-name="P24"><text:span text:style-name="T21">0 0 0 0 0 0 0 0</text:span></text:p>
            <text:p text:style-name="P24"><text:span text:style-name="T21">0 0 0 0 0 0 0 0</text:span></text:p>
          </table:table-cell>
          <table:table-cell table:style-name="Таблица5.A1" office:value-type="string">
            <text:p text:style-name="P24"><text:span text:style-name="T21">1 1 1 1 1 1 1 1</text:span></text:p>
            <text:p text:style-name="P24"><text:span text:style-name="T21">1 0 1 0 1 0 0 0</text:span></text:p>
          </table:table-cell>
          <table:table-cell table:style-name="Таблица5.A1" office:value-type="string">
            <text:p text:style-name="P22"/>
          </table:table-cell>
          <table:table-cell table:style-name="Таблица5.A1" office:value-type="string">
            <text:p text:style-name="P22"/>
          </table:table-cell>
        </table:table-row>
      </table:table>
      <text:p text:style-name="P20"/>
      <text:p text:style-name="P26"><text:span text:style-name="T13">В результате выполнения операции получено отрицательное частное</text:span></text:p>
      <text:p text:style-name="P15"><text:span text:style-name="T13"><text:s text:c="4"/>[</text:span><text:span text:style-name="T15">C</text:span><text:span text:style-name="T13">]</text:span><text:span text:style-name="T18">доп</text:span><text:span text:style-name="T13"> = <text:s/>(1.0101000)</text:span><text:span text:style-name="T17">2</text:span><text:span text:style-name="T13">, <text:s text:c="5"/>[</text:span><text:span text:style-name="T15">C</text:span><text:span text:style-name="T13">]</text:span><text:span text:style-name="T18">пр</text:span><text:span text:style-name="T13"> = <text:s/>(1.1011000)= (–88)</text:span><text:span text:style-name="T17">10 <text:s text:c="7"/></text:span><text:span text:style-name="T13">и нулевой остаток.</text:span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 Unicode" svg:font-family="'Lucida Sans Unicode'" style:font-family-generic="roman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loext:linked-style-name="Заголовок_20_3_20_Знак" style:default-outline-level="3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dex_20_1" style:display-name="index 1" style:family="paragraph" style:parent-style-name="Standard" style:next-style-name="Standard" style:auto-update="true">
      <style:paragraph-properties fo:margin-left="0.388cm" fo:margin-right="0cm" fo:margin-top="0cm" fo:margin-bottom="0cm" style:contextual-spacing="false" fo:line-height="100%" fo:text-indent="-0.388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cm" style:contextual-spacing="false"/>
      <style:text-properties fo:font-size="12pt" fo:font-style="italic" fo:font-weight="bold" style:font-size-asian="12pt" style:font-style-asian="italic" style:font-weight-asian="bold" style:font-name-complex="Calibri1" style:font-family-complex="Calibri" style:font-family-generic-complex="system" style:font-pitch-complex="variable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.212cm" style:contextual-spacing="false" fo:line-height="2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loext:linked-style-name="Название_20_Знак" style:default-outline-level="1" style:list-style-name="" style:class="chapter">
      <style:paragraph-properties fo:margin-top="0.423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ормальный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Основной_20_текст_20__28_2_29_1" style:display-name="Основной текст (2)1" style:family="paragraph" style:parent-style-name="Standard" loext:linked-style-name="Основной_20_текст_20__28_2_29_">
      <loext:graphic-properties draw:fill="solid" draw:fill-color="#ffffff"/>
      <style:paragraph-properties fo:margin-top="0cm" fo:margin-bottom="0.847cm" style:contextual-spacing="false" fo:line-height="0.559cm" fo:background-color="#ffffff"/>
      <style:text-properties fo:font-size="14pt" fo:font-weight="bold" style:font-size-asian="14pt" style:font-weight-asian="bold" style:font-size-complex="14pt" style:font-weight-complex="bold"/>
    </style:style>
    <style:style style:name="Основной_20_текст_20__28_3_29_1" style:display-name="Основной текст (3)1" style:family="paragraph" style:parent-style-name="Standard" loext:linked-style-name="Основной_20_текст_20__28_3_29_">
      <loext:graphic-properties draw:fill="solid" draw:fill-color="#ffffff"/>
      <style:paragraph-properties fo:margin-top="0.847cm" fo:margin-bottom="0.635cm" style:contextual-spacing="false" fo:line-height="0.474cm" fo:background-color="#ffffff"/>
      <style:text-properties fo:font-size="12pt" style:font-size-asian="12pt" style:font-size-complex="12pt"/>
    </style:style>
    <style:style style:name="Основной_20_текст_20__28_15_29_1" style:display-name="Основной текст (15)1" style:family="paragraph" style:parent-style-name="Standard" loext:linked-style-name="Основной_20_текст_20__28_15_29_">
      <loext:graphic-properties draw:fill="solid" draw:fill-color="#ffffff"/>
      <style:paragraph-properties fo:margin-top="0cm" fo:margin-bottom="0cm" style:contextual-spacing="false" style:line-height-at-least="0.423cm" fo:text-align="justify" style:justify-single-word="false" fo:background-color="#ffffff"/>
      <style:text-properties fo:font-size="12pt" style:font-size-asian="12pt" style:font-size-complex="12pt"/>
    </style:style>
    <style:style style:name="Основной_20_текст_20__28_54_29_1" style:display-name="Основной текст (54)1" style:family="paragraph" style:parent-style-name="Standard" loext:linked-style-name="Основной_20_текст_20__28_54_29_">
      <loext:graphic-properties draw:fill="solid" draw:fill-color="#ffffff"/>
      <style:paragraph-properties fo:margin-left="0cm" fo:margin-right="0cm" fo:margin-top="0.847cm" fo:margin-bottom="0.847cm" style:contextual-spacing="false" fo:line-height="0.499cm" fo:text-indent="-2.646cm" style:auto-text-indent="false" fo:background-color="#ffffff"/>
      <style:text-properties fo:font-size="12pt" fo:font-weight="bold" style:font-size-asian="12pt" style:font-weight-asian="bold" style:font-size-complex="12pt" style:font-weight-complex="bold"/>
    </style:style>
    <style:style style:name="Заголовок_20__2116_11" style:display-name="Заголовок №11" style:family="paragraph" style:parent-style-name="Standard" loext:linked-style-name="Заголовок_20__2116_1" style:default-outline-level="1" style:list-style-name="">
      <loext:graphic-properties draw:fill="solid" draw:fill-color="#ffffff"/>
      <style:paragraph-properties fo:margin-top="0cm" fo:margin-bottom="0.212cm" style:contextual-spacing="false" style:line-height-at-least="0.423cm" fo:background-color="#ffffff"/>
      <style:text-properties fo:font-size="12pt" style:font-size-asian="12pt" style:font-size-complex="12pt"/>
    </style:style>
    <style:style style:name="Основной_20_текст_20__28_19_29_1" style:display-name="Основной текст (19)1" style:family="paragraph" style:parent-style-name="Standard" loext:linked-style-name="Основной_20_текст_20__28_19_29_">
      <loext:graphic-properties draw:fill="solid" draw:fill-color="#ffffff"/>
      <style:paragraph-properties fo:margin-top="0.212cm" fo:margin-bottom="0.212cm" style:contextual-spacing="false" style:line-height-at-least="0.423cm" fo:background-color="#ffffff"/>
      <style:text-properties style:font-name="Lucida Sans Unicode" fo:font-family="'Lucida Sans Unicode'" style:font-family-generic="roman" style:font-pitch="variable" fo:font-size="13pt" style:font-size-asian="13pt" style:font-size-complex="13pt"/>
    </style:style>
    <style:style style:name="Основной_20_текст_20__28_20_29_1" style:display-name="Основной текст (20)1" style:family="paragraph" style:parent-style-name="Standard" loext:linked-style-name="Основной_20_текст_20__28_20_29_">
      <loext:graphic-properties draw:fill="solid" draw:fill-color="#ffffff"/>
      <style:paragraph-properties fo:margin-top="0.212cm" fo:margin-bottom="0.635cm" style:contextual-spacing="false" style:line-height-at-least="0.423cm" fo:background-color="#ffffff"/>
      <style:text-properties fo:font-size="12pt" style:font-size-asian="12pt" style:font-size-complex="12pt"/>
    </style:style>
    <style:style style:name="Основной_20_текст_20__28_16_29_1" style:display-name="Основной текст (16)1" style:family="paragraph" style:parent-style-name="Standard" loext:linked-style-name="Основной_20_текст_20__28_16_29_">
      <loext:graphic-properties draw:fill="solid" draw:fill-color="#ffffff"/>
      <style:paragraph-properties fo:margin-top="0.635cm" fo:margin-bottom="0.423cm" style:contextual-spacing="false" fo:line-height="0.49cm" fo:text-align="end" style:justify-single-word="false" fo:background-color="#ffffff"/>
      <style:text-properties fo:font-size="12pt" style:font-size-asian="12pt" style:font-size-complex="12pt"/>
    </style:style>
    <style:style style:name="Подпись_20_к_20_таблице_20__28_2_29_1" style:display-name="Подпись к таблице (2)1" style:family="paragraph" style:parent-style-name="Standard" loext:linked-style-name="Подпись_20_к_20_таблице_20__28_2_29_">
      <loext:graphic-properties draw:fill="solid" draw:fill-color="#ffffff"/>
      <style:paragraph-properties fo:margin-top="0cm" fo:margin-bottom="0cm" style:contextual-spacing="false" fo:line-height="0.474cm" fo:text-align="justify" style:justify-single-word="false" fo:background-color="#ffffff"/>
      <style:text-properties fo:font-size="12pt" style:font-size-asian="12pt" style:font-size-complex="12pt"/>
    </style:style>
    <style:style style:name="Основной_20_текст_20__28_26_29_1" style:display-name="Основной текст (26)1" style:family="paragraph" style:parent-style-name="Standard" loext:linked-style-name="Основной_20_текст_20__28_26_29_">
      <loext:graphic-properties draw:fill="solid" draw:fill-color="#ffffff"/>
      <style:paragraph-properties fo:margin-left="0cm" fo:margin-right="0cm" fo:margin-top="0cm" fo:margin-bottom="3.281cm" style:contextual-spacing="false" fo:line-height="0.49cm" fo:text-indent="-1.482cm" style:auto-text-indent="false" fo:background-color="#ffffff"/>
      <style:text-properties fo:font-size="12pt" style:font-size-asian="12pt" style:font-size-complex="12pt"/>
    </style:style>
    <style:style style:name="Основной_20_текст_20__28_29_29_1" style:display-name="Основной текст (29)1" style:family="paragraph" style:parent-style-name="Standard" loext:linked-style-name="Основной_20_текст_20__28_29_29_">
      <loext:graphic-properties draw:fill="solid" draw:fill-color="#ffffff"/>
      <style:paragraph-properties fo:margin-left="0cm" fo:margin-right="0cm" fo:margin-top="0.847cm" fo:margin-bottom="0cm" style:contextual-spacing="false" fo:line-height="0.483cm" fo:text-align="justify" style:justify-single-word="false" fo:text-indent="3.351cm" style:auto-text-indent="false" fo:background-color="#ffffff"/>
      <style:text-properties fo:font-size="12pt" style:font-size-asian="12pt" style:font-size-complex="12pt"/>
    </style:style>
    <style:style style:name="Основной_20_текст_20__28_13_29_1" style:display-name="Основной текст (13)1" style:family="paragraph" style:parent-style-name="Standard" loext:linked-style-name="Основной_20_текст_20__28_13_29_">
      <loext:graphic-properties draw:fill="solid" draw:fill-color="#ffffff"/>
      <style:paragraph-properties fo:margin-left="0cm" fo:margin-right="0cm" fo:margin-top="0.847cm" fo:margin-bottom="0cm" style:contextual-spacing="false" fo:line-height="0.483cm" fo:text-indent="0.529cm" style:auto-text-indent="false" fo:background-color="#ffffff"/>
      <style:text-properties fo:font-size="12pt" style:font-size-asian="12pt" style:font-size-complex="12pt"/>
    </style:style>
    <style:style style:name="Подпись_20_к_20_таблице1" style:display-name="Подпись к таблице1" style:family="paragraph" style:parent-style-name="Standard" loext:linked-style-name="Подпись_20_к_20_таблице">
      <loext:graphic-properties draw:fill="solid" draw:fill-color="#ffffff"/>
      <style:paragraph-properties fo:margin-top="0cm" fo:margin-bottom="0cm" style:contextual-spacing="false" style:line-height-at-least="0.423cm" fo:background-color="#ffffff"/>
      <style:text-properties fo:font-size="12pt" style:font-size-asian="12pt" style:font-size-complex="12pt"/>
    </style:style>
    <style:style style:name="Основной_20_текст_20__28_28_29_1" style:display-name="Основной текст (28)1" style:family="paragraph" style:parent-style-name="Standard" loext:linked-style-name="Основной_20_текст_20__28_28_29_">
      <loext:graphic-properties draw:fill="solid" draw:fill-color="#ffffff"/>
      <style:paragraph-properties fo:margin-top="0cm" fo:margin-bottom="0cm" style:contextual-spacing="false" style:line-height-at-least="0.423cm" fo:background-color="#ffffff"/>
      <style:text-properties style:font-name="Lucida Sans Unicode" fo:font-family="'Lucida Sans Unicode'" style:font-family-generic="roman" style:font-pitch="variable"/>
    </style:style>
    <style:style style:name="Основной_20_текст_20__28_63_29_1" style:display-name="Основной текст (63)1" style:family="paragraph" style:parent-style-name="Standard" loext:linked-style-name="Основной_20_текст_20__28_63_29_">
      <loext:graphic-properties draw:fill="solid" draw:fill-color="#ffffff"/>
      <style:paragraph-properties fo:margin-top="0.423cm" fo:margin-bottom="0cm" style:contextual-spacing="false" style:line-height-at-least="0.423cm" fo:background-color="#ffffff"/>
    </style:style>
    <style:style style:name="Основной_20_текст_20__28_62_29_1" style:display-name="Основной текст (62)1" style:family="paragraph" style:parent-style-name="Standard" loext:linked-style-name="Основной_20_текст_20__28_62_29_">
      <loext:graphic-properties draw:fill="solid" draw:fill-color="#ffffff"/>
      <style:paragraph-properties fo:margin-top="0cm" fo:margin-bottom="0cm" style:contextual-spacing="false" style:line-height-at-least="0.423cm" fo:background-color="#ffffff"/>
      <style:text-properties style:font-name="Lucida Sans Unicode" fo:font-family="'Lucida Sans Unicode'" style:font-family-generic="roman" style:font-pitch="variable"/>
    </style:style>
    <style:style style:name="Основной_20_текст_20__28_48_29_1" style:display-name="Основной текст (48)1" style:family="paragraph" style:parent-style-name="Standard" loext:linked-style-name="Основной_20_текст_20__28_48_29_">
      <loext:graphic-properties draw:fill="solid" draw:fill-color="#ffffff"/>
      <style:paragraph-properties fo:margin-top="0cm" fo:margin-bottom="0cm" style:contextual-spacing="false" style:line-height-at-least="0.423cm" fo:background-color="#ffffff"/>
      <style:text-properties fo:font-size="12pt" fo:font-weight="bold" style:font-size-asian="12pt" style:font-weight-asian="bold" style:font-size-complex="12pt" style:font-weight-complex="bold"/>
    </style:style>
    <style:style style:name="Основной_20_текст_20__28_24_29_1" style:display-name="Основной текст (24)1" style:family="paragraph" style:parent-style-name="Standard" loext:linked-style-name="Основной_20_текст_20__28_24_29_">
      <loext:graphic-properties draw:fill="solid" draw:fill-color="#ffffff"/>
      <style:paragraph-properties fo:margin-top="0cm" fo:margin-bottom="0cm" style:contextual-spacing="false" style:line-height-at-least="0.423cm" fo:text-align="center" style:justify-single-word="false" fo:background-color="#ffffff"/>
      <style:text-properties fo:font-size="12pt" style:font-size-asian="12pt" style:font-size-complex="12pt"/>
    </style:style>
    <style:style style:name="Основной_20_текст_20__28_35_29_1" style:display-name="Основной текст (35)1" style:family="paragraph" style:parent-style-name="Standard" loext:linked-style-name="Основной_20_текст_20__28_35_29_">
      <loext:graphic-properties draw:fill="solid" draw:fill-color="#ffffff"/>
      <style:paragraph-properties fo:margin-top="0cm" fo:margin-bottom="0cm" style:contextual-spacing="false" style:line-height-at-least="0.423cm" fo:background-color="#ffffff"/>
    </style:style>
    <style:style style:name="Основной_20_текст_20__28_32_29_1" style:display-name="Основной текст (32)1" style:family="paragraph" style:parent-style-name="Standard" loext:linked-style-name="Основной_20_текст_20__28_32_29_">
      <loext:graphic-properties draw:fill="solid" draw:fill-color="#ffffff"/>
      <style:paragraph-properties fo:margin-top="0cm" fo:margin-bottom="0cm" style:contextual-spacing="false" style:line-height-at-least="0.423cm" fo:text-align="justify" style:justify-single-word="false" fo:background-color="#ffffff"/>
    </style:style>
    <style:style style:name="Основной_20_текст_20__28_36_29_1" style:display-name="Основной текст (36)1" style:family="paragraph" style:parent-style-name="Standard" loext:linked-style-name="Основной_20_текст_20__28_36_29_">
      <loext:graphic-properties draw:fill="solid" draw:fill-color="#ffffff"/>
      <style:paragraph-properties fo:margin-top="0cm" fo:margin-bottom="0cm" style:contextual-spacing="false" style:line-height-at-least="0.423cm" fo:text-align="end" style:justify-single-word="false" fo:background-color="#ffffff"/>
    </style:style>
    <style:style style:name="c31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49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2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105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25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47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86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Заголовок_20_2_20_Знак" style:display-name="Заголовок 2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Заголовок_20_4_20_Знак" style:display-name="Заголовок 4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toctoggle" style:family="text" style:parent-style-name="Default_20_Paragraph_20_Font"/>
    <style:style style:name="tocnumber" style:family="text" style:parent-style-name="Default_20_Paragraph_20_Font"/>
    <style:style style:name="toctext" style:family="text" style:parent-style-name="Default_20_Paragraph_20_Font"/>
    <style:style style:name="mw-headline" style:family="text" style:parent-style-name="Default_20_Paragraph_20_Font"/>
    <style:style style:name="mwe-math-mathml-inline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mw-editsection" style:family="text" style:parent-style-name="Default_20_Paragraph_20_Font"/>
    <style:style style:name="mw-editsection-bracket" style:family="text" style:parent-style-name="Default_20_Paragraph_20_Font"/>
    <style:style style:name="mw-editsection-divider" style:family="text" style:parent-style-name="Default_20_Paragraph_20_Font"/>
    <style:style style:name="Основной_20_текст_20_с_20_отступом_20_2_20_Знак" style:display-name="Основной текст с отступом 2 Знак" style:family="text" style:parent-style-name="Default_20_Paragraph_20_Font" loext:linked-style-name="Body_20_Text_20_Indent_20_2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Основной_20_текст_20_с_20_отступом_20_3_20_Знак" style:display-name="Основной текст с отступом 3 Знак" style:family="text" style:parent-style-name="Default_20_Paragraph_20_Font" loext:linked-style-name="Body_20_Text_20_Indent_20_3">
      <style:text-properties fo:font-size="8pt" style:font-size-asian="8pt" style:font-size-complex="8pt"/>
    </style:style>
    <style:style style:name="инт_5f_2" style:display-name="инт_2" style:family="text" style:parent-style-name="Default_20_Paragraph_20_Font">
      <style:text-properties fo:letter-spacing="0.071cm"/>
    </style:style>
    <style:style style:name="загл_5f_инт_5f_2" style:display-name="загл_инт_2" style:family="text" style:parent-style-name="Default_20_Paragraph_20_Font">
      <style:text-properties fo:text-transform="uppercase" style:text-line-through-style="none" style:text-line-through-type="none" style:text-position="0% 100%" fo:letter-spacing="0.071cm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Основной_20_текст_20_2_20_Знак" style:display-name="Основной текст 2 Знак" style:family="text" style:parent-style-name="Default_20_Paragraph_20_Font" loext:linked-style-name="Body_20_Text_20_2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Знак" style:display-name="Основной текст Знак" style:family="text" style:parent-style-name="Default_20_Paragraph_20_Font"/>
    <style:style style:name="Название_20_Знак" style:display-name="Название Знак" style:family="text" style:parent-style-name="Default_20_Paragraph_20_Font">
      <style:text-properties style:font-name="Arial" fo:font-family="Arial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_29_" style:display-name="Основной текст (2)" style:family="text" style:parent-style-name="Default_20_Paragraph_20_Font" loext:linked-style-name="Основной_20_текст_20__28_2_29_1">
      <style:text-properties fo:font-size="14pt" fo:font-weight="bold" fo:background-color="#ffffff" style:font-size-asian="14pt" style:font-weight-asian="bold" style:font-size-complex="14pt" style:font-weight-complex="bold"/>
    </style:style>
    <style:style style:name="Основной_20_текст_20__28_2_29__20__2b__20_15_20_pt" style:display-name="Основной текст (2) + 15 pt" style:family="text" style:parent-style-name="Основной_20_текст_20__28_2_29_">
      <style:text-properties fo:font-size="15pt" fo:font-style="italic" fo:font-weight="bold" fo:background-color="#ffffff" style:font-size-asian="15pt" style:font-style-asian="italic" style:font-weight-asian="bold" style:font-size-complex="15pt" style:font-style-complex="italic" style:font-weight-complex="bold"/>
    </style:style>
    <style:style style:name="Основной_20_текст_20__28_3_29_" style:display-name="Основной текст (3)" style:family="text" style:parent-style-name="Default_20_Paragraph_20_Font" loext:linked-style-name="Основной_20_текст_20__28_3_29_1">
      <style:text-properties fo:font-size="12pt" fo:background-color="#ffffff" style:font-size-asian="12pt" style:font-size-complex="12pt"/>
    </style:style>
    <style:style style:name="Основной_20_текст_20__28_15_29_" style:display-name="Основной текст (15)" style:family="text" style:parent-style-name="Default_20_Paragraph_20_Font" loext:linked-style-name="Основной_20_текст_20__28_15_29_1">
      <style:text-properties fo:font-size="12pt" fo:background-color="#ffffff" style:font-size-asian="12pt" style:font-size-complex="12pt"/>
    </style:style>
    <style:style style:name="Основной_20_текст_20__28_54_29_" style:display-name="Основной текст (54)" style:family="text" style:parent-style-name="Default_20_Paragraph_20_Font" loext:linked-style-name="Основной_20_текст_20__28_54_29_1">
      <style:text-properties fo:font-size="12pt" fo:font-weight="bold" fo:background-color="#ffffff" style:font-size-asian="12pt" style:font-weight-asian="bold" style:font-size-complex="12pt" style:font-weight-complex="bold"/>
    </style:style>
    <style:style style:name="Основной_20_текст_20__28_3_29_8" style:display-name="Основной текст (3)8" style:family="text" style:parent-style-name="Основной_20_текст_20__28_3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Заголовок_20__2116_1" style:display-name="Заголовок №1" style:family="text" style:parent-style-name="Default_20_Paragraph_20_Font" loext:linked-style-name="Заголовок_20__2116_11">
      <style:text-properties fo:font-size="12pt" fo:background-color="#ffffff" style:font-size-asian="12pt" style:font-size-complex="12pt"/>
    </style:style>
    <style:style style:name="Основной_20_текст_20__28_3_29_7" style:display-name="Основной текст (3)7" style:family="text" style:parent-style-name="Основной_20_текст_20__28_3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3_29_17" style:display-name="Основной текст (3)17" style:family="text" style:parent-style-name="Основной_20_текст_20__28_3_29_">
      <style:text-properties style:font-name="Times New Roman" fo:font-family="'Times New Roman'" style:font-family-generic="roman" style:font-pitch="variable" fo:font-size="12pt" fo:language="en" fo:country="US" fo:background-color="#ffffff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19_29_" style:display-name="Основной текст (19)" style:family="text" style:parent-style-name="Default_20_Paragraph_20_Font" loext:linked-style-name="Основной_20_текст_20__28_19_29_1">
      <style:text-properties style:font-name="Lucida Sans Unicode" fo:font-family="'Lucida Sans Unicode'" style:font-family-generic="roman" style:font-pitch="variable" fo:font-size="13pt" fo:background-color="#ffffff" style:font-size-asian="13pt" style:font-size-complex="13pt"/>
    </style:style>
    <style:style style:name="Основной_20_текст_20__28_19_29_2" style:display-name="Основной текст (19)2" style:family="text" style:parent-style-name="Основной_20_текст_20__28_19_29_">
      <style:text-properties style:font-name="Lucida Sans Unicode" fo:font-family="'Lucida Sans Unicode'" style:font-family-generic="roman" style:font-pitch="variable" fo:font-size="13pt" fo:background-color="#ffffff" style:font-size-asian="13pt" style:font-size-complex="13pt"/>
    </style:style>
    <style:style style:name="Заголовок_20__2116_13" style:display-name="Заголовок №13" style:family="text" style:parent-style-name="Заголовок_20__2116_1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0_29_" style:display-name="Основной текст (20)" style:family="text" style:parent-style-name="Default_20_Paragraph_20_Font" loext:linked-style-name="Основной_20_текст_20__28_20_29_1">
      <style:text-properties fo:font-size="12pt" fo:background-color="#ffffff" style:font-size-asian="12pt" style:font-size-complex="12pt"/>
    </style:style>
    <style:style style:name="Основной_20_текст_20__28_15_29_7" style:display-name="Основной текст (15)7" style:family="text" style:parent-style-name="Основной_20_текст_20__28_15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3_29_6" style:display-name="Основной текст (3)6" style:family="text" style:parent-style-name="Основной_20_текст_20__28_3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15_29__20__2b__20_MS_20_Gothic" style:display-name="Основной текст (15) + MS Gothic" style:family="text" style:parent-style-name="Основной_20_текст_20__28_15_29_">
      <style:text-properties style:font-name="MS Gothic" fo:font-family="'MS Gothic'" style:font-family-generic="roman" style:font-pitch="variable" fo:font-size="10pt" fo:background-color="#ffffff" style:font-name-asian="MS Gothic1" style:font-family-asian="'MS Gothic'" style:font-family-generic-asian="system" style:font-pitch-asian="variable" style:font-size-asian="10pt" style:font-name-complex="MS Gothic1" style:font-family-complex="'MS Gothic'" style:font-family-generic-complex="system" style:font-pitch-complex="variable" style:font-size-complex="10pt"/>
    </style:style>
    <style:style style:name="Основной_20_текст_20__28_15_29__20__2b__20_MS_20_Gothic1" style:display-name="Основной текст (15) + MS Gothic1" style:family="text" style:parent-style-name="Основной_20_текст_20__28_15_29_">
      <style:text-properties style:font-name="MS Gothic" fo:font-family="'MS Gothic'" style:font-family-generic="roman" style:font-pitch="variable" fo:font-size="10pt" fo:background-color="#ffffff" style:font-name-asian="MS Gothic1" style:font-family-asian="'MS Gothic'" style:font-family-generic-asian="system" style:font-pitch-asian="variable" style:font-size-asian="10pt" style:font-name-complex="MS Gothic1" style:font-family-complex="'MS Gothic'" style:font-family-generic-complex="system" style:font-pitch-complex="variable" style:font-size-complex="10pt"/>
    </style:style>
    <style:style style:name="Основной_20_текст_20__28_15_29_5" style:display-name="Основной текст (15)5" style:family="text" style:parent-style-name="Основной_20_текст_20__28_15_29_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15_29_4" style:display-name="Основной текст (15)4" style:family="text" style:parent-style-name="Основной_20_текст_20__28_15_29_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15_29_3" style:display-name="Основной текст (15)3" style:family="text" style:parent-style-name="Основной_20_текст_20__28_15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16_29_" style:display-name="Основной текст (16)" style:family="text" style:parent-style-name="Default_20_Paragraph_20_Font" loext:linked-style-name="Основной_20_текст_20__28_16_29_1">
      <style:text-properties fo:font-size="12pt" fo:background-color="#ffffff" style:font-size-asian="12pt" style:font-size-complex="12pt"/>
    </style:style>
    <style:style style:name="Основной_20_текст_20__28_16_29_2" style:display-name="Основной текст (16)2" style:family="text" style:parent-style-name="Основной_20_текст_20__28_16_29_">
      <style:text-properties fo:font-size="12pt" fo:background-color="#ffffff" style:font-size-asian="12pt" style:font-size-complex="12pt"/>
    </style:style>
    <style:style style:name="Подпись_20_к_20_таблице_20__28_2_29_" style:display-name="Подпись к таблице (2)" style:family="text" style:parent-style-name="Default_20_Paragraph_20_Font" loext:linked-style-name="Подпись_20_к_20_таблице_20__28_2_29_1">
      <style:text-properties fo:font-size="12pt" fo:background-color="#ffffff" style:font-size-asian="12pt" style:font-size-complex="12pt"/>
    </style:style>
    <style:style style:name="Подпись_20_к_20_таблице_20__28_2_29_2" style:display-name="Подпись к таблице (2)2" style:family="text" style:parent-style-name="Подпись_20_к_20_таблице_20__28_2_29_">
      <style:text-properties fo:font-size="12pt" fo:background-color="#ffffff" style:font-size-asian="12pt" style:font-size-complex="12pt"/>
    </style:style>
    <style:style style:name="Основной_20_текст_20__28_3_29_5" style:display-name="Основной текст (3)5" style:family="text" style:parent-style-name="Основной_20_текст_20__28_3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26_29_" style:display-name="Основной текст (26)" style:family="text" style:parent-style-name="Default_20_Paragraph_20_Font" loext:linked-style-name="Основной_20_текст_20__28_26_29_1">
      <style:text-properties fo:font-size="12pt" fo:background-color="#ffffff" style:font-size-asian="12pt" style:font-size-complex="12pt"/>
    </style:style>
    <style:style style:name="Основной_20_текст_20__28_29_29_" style:display-name="Основной текст (29)" style:family="text" style:parent-style-name="Default_20_Paragraph_20_Font" loext:linked-style-name="Основной_20_текст_20__28_29_29_1">
      <style:text-properties fo:font-size="12pt" fo:background-color="#ffffff" style:font-size-asian="12pt" style:font-size-complex="12pt"/>
    </style:style>
    <style:style style:name="Основной_20_текст_20__28_13_29_" style:display-name="Основной текст (13)" style:family="text" style:parent-style-name="Default_20_Paragraph_20_Font" loext:linked-style-name="Основной_20_текст_20__28_13_29_1">
      <style:text-properties fo:font-size="12pt" fo:background-color="#ffffff" style:font-size-asian="12pt" style:font-size-complex="12pt"/>
    </style:style>
    <style:style style:name="Основной_20_текст_20__28_3_29_13" style:display-name="Основной текст (3)13" style:family="text" style:parent-style-name="Основной_20_текст_20__28_3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13_29_3" style:display-name="Основной текст (13)3" style:family="text" style:parent-style-name="Основной_20_текст_20__28_13_29_">
      <style:text-properties fo:font-size="12pt" fo:background-color="#ffffff" style:font-size-asian="12pt" style:font-size-complex="12pt"/>
    </style:style>
    <style:style style:name="Основной_20_текст_20__28_13_29_2" style:display-name="Основной текст (13)2" style:family="text" style:parent-style-name="Основной_20_текст_20__28_13_29_">
      <style:text-properties fo:font-size="12pt" fo:background-color="#ffffff" style:font-size-asian="12pt" style:font-size-complex="12pt"/>
    </style:style>
    <style:style style:name="Подпись_20_к_20_таблице" style:display-name="Подпись к таблице" style:family="text" style:parent-style-name="Default_20_Paragraph_20_Font" loext:linked-style-name="Подпись_20_к_20_таблице1">
      <style:text-properties fo:font-size="12pt" fo:background-color="#ffffff" style:font-size-asian="12pt" style:font-size-complex="12pt"/>
    </style:style>
    <style:style style:name="Основной_20_текст_20__28_28_29_" style:display-name="Основной текст (28)" style:family="text" style:parent-style-name="Default_20_Paragraph_20_Font" loext:linked-style-name="Основной_20_текст_20__28_28_29_1">
      <style:text-properties style:font-name="Lucida Sans Unicode" fo:font-family="'Lucida Sans Unicode'" style:font-family-generic="roman" style:font-pitch="variable" fo:background-color="#ffffff"/>
    </style:style>
    <style:style style:name="Основной_20_текст_20__28_15_29_2" style:display-name="Основной текст (15)2" style:family="text" style:parent-style-name="Основной_20_текст_20__28_15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63_29_" style:display-name="Основной текст (63)" style:family="text" style:parent-style-name="Default_20_Paragraph_20_Font" loext:linked-style-name="Основной_20_текст_20__28_63_29_1">
      <style:text-properties fo:background-color="#ffffff"/>
    </style:style>
    <style:style style:name="Основной_20_текст_20__28_63_29_2" style:display-name="Основной текст (63)2" style:family="text" style:parent-style-name="Основной_20_текст_20__28_63_29_">
      <style:text-properties fo:background-color="#ffffff"/>
    </style:style>
    <style:style style:name="Основной_20_текст_20__28_62_29_" style:display-name="Основной текст (62)" style:family="text" style:parent-style-name="Default_20_Paragraph_20_Font" loext:linked-style-name="Основной_20_текст_20__28_62_29_1">
      <style:text-properties style:font-name="Lucida Sans Unicode" fo:font-family="'Lucida Sans Unicode'" style:font-family-generic="roman" style:font-pitch="variable" fo:background-color="#ffffff"/>
    </style:style>
    <style:style style:name="Основной_20_текст_20__28_62_29_2" style:display-name="Основной текст (62)2" style:family="text" style:parent-style-name="Основной_20_текст_20__28_62_29_">
      <style:text-properties style:font-name="Lucida Sans Unicode" fo:font-family="'Lucida Sans Unicode'" style:font-family-generic="roman" style:font-pitch="variable" fo:background-color="#ffffff"/>
    </style:style>
    <style:style style:name="Основной_20_текст_20__28_3_29_2" style:display-name="Основной текст (3)2" style:family="text" style:parent-style-name="Основной_20_текст_20__28_3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_28_48_29_" style:display-name="Основной текст (48)" style:family="text" style:parent-style-name="Default_20_Paragraph_20_Font" loext:linked-style-name="Основной_20_текст_20__28_48_29_1">
      <style:text-properties fo:font-size="12pt" fo:font-weight="bold" fo:background-color="#ffffff" style:font-size-asian="12pt" style:font-weight-asian="bold" style:font-size-complex="12pt" style:font-weight-complex="bold"/>
    </style:style>
    <style:style style:name="citation" style:family="text" style:parent-style-name="Default_20_Paragraph_20_Font"/>
    <style:style style:name="iw" style:family="text" style:parent-style-name="Default_20_Paragraph_20_Font"/>
    <style:style style:name="iw_5f__5f_tooltip" style:display-name="iw__tooltip" style:family="text" style:parent-style-name="Default_20_Paragraph_20_Font"/>
    <style:style style:name="ipa" style:family="text" style:parent-style-name="Default_20_Paragraph_20_Font"/>
    <style:style style:name="noprint" style:family="text" style:parent-style-name="Default_20_Paragraph_20_Font"/>
    <style:style style:name="Основной_20_текст_20__28_3_29_12" style:display-name="Основной текст (3)12" style:family="text" style:parent-style-name="Основной_20_текст_20__28_3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Основной_20_текст_20__28_3_29_11" style:display-name="Основной текст (3)11" style:family="text" style:parent-style-name="Основной_20_текст_20__28_3_29_">
      <style:text-properties style:font-name="Times New Roman" fo:font-family="'Times New Roman'" style:font-family-generic="roman" style:font-pitch="variable" fo:font-size="12pt" fo:background-color="#ffffff" style:font-size-asian="12pt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Основной_20_текст_20__28_24_29_" style:display-name="Основной текст (24)" style:family="text" style:parent-style-name="Default_20_Paragraph_20_Font" loext:linked-style-name="Основной_20_текст_20__28_24_29_1">
      <style:text-properties fo:font-size="12pt" fo:background-color="#ffffff" style:font-size-asian="12pt" style:font-size-complex="12pt"/>
    </style:style>
    <style:style style:name="Основной_20_текст_20__28_35_29_" style:display-name="Основной текст (35)" style:family="text" style:parent-style-name="Default_20_Paragraph_20_Font" loext:linked-style-name="Основной_20_текст_20__28_35_29_1">
      <style:text-properties fo:background-color="#ffffff"/>
    </style:style>
    <style:style style:name="Основной_20_текст_20__28_32_29_" style:display-name="Основной текст (32)" style:family="text" style:parent-style-name="Default_20_Paragraph_20_Font" loext:linked-style-name="Основной_20_текст_20__28_32_29_1">
      <style:text-properties fo:background-color="#ffffff"/>
    </style:style>
    <style:style style:name="Основной_20_текст_20__28_36_29_" style:display-name="Основной текст (36)" style:family="text" style:parent-style-name="Default_20_Paragraph_20_Font" loext:linked-style-name="Основной_20_текст_20__28_36_29_1">
      <style:text-properties fo:background-color="#ffffff"/>
    </style:style>
    <style:style style:name="Основной_20_текст_20__28_24_29_2" style:display-name="Основной текст (24)2" style:family="text" style:parent-style-name="Основной_20_текст_20__28_24_29_">
      <style:text-properties fo:font-size="12pt" fo:background-color="#ffffff" style:font-size-asian="12pt" style:font-size-complex="12pt"/>
    </style:style>
    <style:style style:name="Основной_20_текст_20__28_36_29_3" style:display-name="Основной текст (36)3" style:family="text" style:parent-style-name="Основной_20_текст_20__28_36_29_">
      <style:text-properties fo:font-size="12pt" fo:background-color="#ffffff" style:font-size-asian="12pt" style:font-size-complex="12pt"/>
    </style:style>
    <style:style style:name="Основной_20_текст_20__28_35_29_3" style:display-name="Основной текст (35)3" style:family="text" style:parent-style-name="Основной_20_текст_20__28_35_29_">
      <style:text-properties fo:font-size="12pt" fo:background-color="#ffffff" style:font-size-asian="12pt" style:font-size-complex="12pt"/>
    </style:style>
    <style:style style:name="c26" style:family="text" style:parent-style-name="Default_20_Paragraph_20_Font"/>
    <style:style style:name="c21" style:family="text" style:parent-style-name="Default_20_Paragraph_20_Font"/>
    <style:style style:name="c34" style:family="text" style:parent-style-name="Default_20_Paragraph_20_Font"/>
    <style:style style:name="contact-name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tyle="normal" fo:font-weight="normal" style:font-style-asian="normal" style:font-weight-asian="normal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>
      <style:text-properties fo:font-weight="bold" style:font-weight-asian="bold"/>
    </style:style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fo:font-style="normal" fo:font-weight="bold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Стиль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1.111cm" fo:margin-left="1.11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1.27cm" fo:margin-left="2.672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905cm" fo:margin-left="4.7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2.54cm" fo:margin-left="6.747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3.175cm" fo:margin-left="8.784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3.81cm" fo:margin-left="10.821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81cm" fo:margin-left="12.224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4.445cm" fo:margin-left="14.261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5.08cm" fo:margin-left="16.29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434cm" fo:text-indent="-0.635cm" fo:margin-left="2.43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704cm" fo:text-indent="-0.318cm" fo:margin-left="3.70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4.974cm" fo:text-indent="-0.635cm" fo:margin-left="4.97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244cm" fo:text-indent="-0.635cm" fo:margin-left="6.24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514cm" fo:text-indent="-0.318cm" fo:margin-left="7.51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784cm" fo:text-indent="-0.635cm" fo:margin-left="8.78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54cm" fo:text-indent="-0.635cm" fo:margin-left="10.05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324cm" fo:text-indent="-0.318cm" fo:margin-left="11.32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20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2.646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5.272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6.033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7.408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9.419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1.43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2.80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4.81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31cm" fo:text-indent="-1.296cm" fo:margin-left="1.93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iana</meta:initial-creator>
    <meta:editing-cycles>4</meta:editing-cycles>
    <meta:print-date>2021-10-27T18:58:00</meta:print-date>
    <meta:creation-date>2022-11-23T10:34:00</meta:creation-date>
    <dc:date>2022-11-25T23:21:50.915547221</dc:date>
    <meta:editing-duration>PT5M47S</meta:editing-duration>
    <meta:generator>LibreOffice/7.3.5.2$Linux_X86_64 LibreOffice_project/30$Build-2</meta:generator>
    <meta:document-statistic meta:table-count="5" meta:image-count="1" meta:object-count="0" meta:page-count="7" meta:paragraph-count="652" meta:word-count="3041" meta:character-count="7373" meta:non-whitespace-character-count="4877"/>
    <meta:user-defined meta:name="AppVersion">14.0000</meta:user-defined>
    <meta:user-defined meta:name="Company">ITMO</meta:user-defined>
    <meta:template xlink:type="simple" xlink:actuate="onRequest" xlink:title="Normal" xlink:href=""/>
  </office:meta>
</office:document-meta>
</file>